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1100000011596F31A2C62288C8.png" manifest:media-type="image/png"/>
  <manifest:file-entry manifest:full-path="Pictures/100000010000000D0000000D5889FF3C3B9C6CB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bin" svg:font-family="Cabi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left="0in" fo:margin-right="0.1575in" fo:text-align="justify" style:justify-single-word="false" fo:text-indent="0in" style:auto-text-indent="false">
        <style:tab-stops>
          <style:tab-stop style:position="3.15in" style:type="center"/>
          <style:tab-stop style:position="6.3in" style:type="right"/>
        </style:tab-stops>
      </style:paragraph-properties>
    </style:style>
    <style:style style:name="P2" style:family="paragraph" style:parent-style-name="Footnote">
      <style:paragraph-properties fo:text-align="justify" style:justify-single-word="false"/>
    </style:style>
    <style:style style:name="P3" style:family="paragraph" style:parent-style-name="Standard">
      <style:paragraph-properties fo:margin-left="0.4917in" fo:margin-right="0in" fo:text-align="justify" style:justify-single-word="false" fo:text-indent="0in" style:auto-text-indent="false"/>
    </style:style>
    <style:style style:name="P4" style:family="paragraph" style:parent-style-name="Standard">
      <style:paragraph-properties fo:text-align="end" style:justify-single-word="false"/>
    </style:style>
    <style:style style:name="P5" style:family="paragraph" style:parent-style-name="Standard">
      <style:paragraph-properties fo:margin-top="0in" fo:margin-bottom="0in" style:contextual-spacing="true" fo:line-height="100%" fo:text-align="justify" style:justify-single-word="false"/>
    </style:style>
    <style:style style:name="P6" style:family="paragraph" style:parent-style-name="List_20_Paragraph">
      <style:paragraph-properties fo:margin-left="0.4902in" fo:margin-right="0in" fo:margin-top="0in" fo:margin-bottom="0in" style:contextual-spacing="true" fo:line-height="100%" fo:text-align="justify" style:justify-single-word="false" fo:text-indent="0in" style:auto-text-indent="false"/>
    </style:style>
    <style:style style:name="P7" style:family="paragraph" style:parent-style-name="Standard">
      <style:paragraph-properties fo:margin-top="0in" fo:margin-bottom="0in" style:contextual-spacing="false" fo:line-height="100%" fo:text-align="justify" style:justify-single-word="false"/>
    </style:style>
    <style:style style:name="P8" style:family="paragraph" style:parent-style-name="Standard">
      <style:paragraph-properties fo:margin-top="0in" fo:margin-bottom="0in" style:contextual-spacing="true" fo:line-height="100%" fo:text-align="center" style:justify-single-word="false"/>
    </style:style>
    <style:style style:name="P9" style:family="paragraph" style:parent-style-name="List_20_Paragraph">
      <style:paragraph-properties fo:margin-left="0.4902in" fo:margin-right="0in" fo:margin-top="0in" fo:margin-bottom="0in" style:contextual-spacing="true" fo:line-height="100%" fo:text-align="justify" style:justify-single-word="false" fo:text-indent="0in" style:auto-text-indent="false"/>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margin-top="0in" fo:margin-bottom="0in" style:contextual-spacing="true" fo:line-height="100%" fo:text-align="justify" style:justify-single-word="false"/>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P11" style:family="paragraph" style:parent-style-name="List_20_Paragraph">
      <style:paragraph-properties fo:margin-top="0in" fo:margin-bottom="0in" style:contextual-spacing="true" fo:line-height="100%" fo:text-align="justify" style:justify-single-word="false"/>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P12" style:family="paragraph" style:parent-style-name="List_20_Paragraph">
      <style:paragraph-properties fo:margin-top="0in" fo:margin-bottom="0in" style:contextual-spacing="true" fo:line-height="100%" fo:text-align="justify" style:justify-single-word="false"/>
      <style:text-properties style:font-name="Times New Roman" fo:font-size="12pt" fo:language="en" fo:country="GB" fo:font-style="italic" style:font-size-asian="12pt" style:font-style-asian="italic" style:font-size-complex="12pt"/>
    </style:style>
    <style:style style:name="P13" style:family="paragraph" style:parent-style-name="List_20_Paragraph">
      <style:paragraph-properties fo:margin-top="0in" fo:margin-bottom="0in" style:contextual-spacing="true" fo:line-height="100%" fo:text-align="justify" style:justify-single-word="false"/>
      <style:text-properties style:font-name="Times New Roman" fo:font-size="12pt" fo:language="en" fo:country="GB" style:font-size-asian="12pt" style:font-size-complex="12pt"/>
    </style:style>
    <style:style style:name="P14" style:family="paragraph" style:parent-style-name="Standard">
      <style:paragraph-properties fo:margin-top="0in" fo:margin-bottom="0in" style:contextual-spacing="true" fo:line-height="100%" fo:text-align="justify" style:justify-single-word="false"/>
      <style:text-properties style:font-name="Times New Roman" fo:font-size="12pt" fo:language="en" fo:country="GB" style:font-size-asian="12pt" style:font-size-complex="12pt"/>
    </style:style>
    <style:style style:name="P15" style:family="paragraph" style:parent-style-name="Standard">
      <style:paragraph-properties fo:margin-top="0in" fo:margin-bottom="0in" style:contextual-spacing="false" fo:line-height="100%" fo:text-align="justify" style:justify-single-word="false"/>
      <style:text-properties style:font-name="Times New Roman" fo:font-size="12pt" fo:language="en" fo:country="GB" style:font-size-asian="12pt" style:font-size-complex="12pt"/>
    </style:style>
    <style:style style:name="P1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style:font-name="Times New Roman" fo:font-size="12pt" fo:language="en" fo:country="GB" officeooo:rsid="005d10cc" officeooo:paragraph-rsid="005d10cc" style:font-size-asian="12pt" style:font-size-complex="12pt"/>
    </style:style>
    <style:style style:name="P1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style:font-name="Times New Roman" fo:font-size="12pt" fo:language="en" fo:country="GB" officeooo:rsid="005d10cc" officeooo:paragraph-rsid="005eafd5" style:font-size-asian="12pt" style:font-size-complex="12pt"/>
    </style:style>
    <style:style style:name="P18" style:family="paragraph" style:parent-style-name="Standard">
      <style:paragraph-properties fo:margin-top="0in" fo:margin-bottom="0in" style:contextual-spacing="true" fo:line-height="100%" fo:text-align="center" style:justify-single-word="false"/>
      <style:text-properties style:font-name="Times New Roman" fo:font-size="12pt" fo:language="en" fo:country="GB" fo:font-weight="bold" style:font-size-asian="12pt" style:font-weight-asian="bold" style:font-size-complex="12pt"/>
    </style:style>
    <style:style style:name="P19" style:family="paragraph" style:parent-style-name="Standard">
      <style:paragraph-properties fo:margin-top="0in" fo:margin-bottom="0in" style:contextual-spacing="true" fo:line-height="100%"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2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style:font-name="Times New Roman" fo:font-size="12pt" fo:language="en" fo:country="GB" fo:font-weight="bold" officeooo:rsid="005eafd5" officeooo:paragraph-rsid="005eafd5" style:font-size-asian="12pt" style:font-weight-asian="bold" style:font-size-complex="12pt" style:font-weight-complex="bold"/>
    </style:style>
    <style:style style:name="P2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style:font-name="Times New Roman" fo:font-size="12pt" fo:language="en" fo:country="GB" fo:font-weight="bold" officeooo:rsid="00602013" officeooo:paragraph-rsid="00602013" style:font-size-asian="12pt" style:font-weight-asian="bold" style:font-size-complex="12pt" style:font-weight-complex="bold"/>
    </style:style>
    <style:style style:name="P22" style:family="paragraph" style:parent-style-name="List_20_Paragraph">
      <style:text-properties style:font-name="Times New Roman" fo:font-size="12pt" style:font-size-asian="12pt" style:font-size-complex="12pt"/>
    </style:style>
    <style:style style:name="P23" style:family="paragraph" style:parent-style-name="List_20_Paragraph">
      <style:paragraph-properties fo:margin-left="0.4925in" fo:margin-right="0in" fo:margin-top="0in" fo:margin-bottom="0in" style:contextual-spacing="true" fo:line-height="100%" fo:text-align="justify" style:justify-single-word="false" fo:text-indent="0in" style:auto-text-indent="false"/>
      <style:text-properties style:font-name="Times New Roman" fo:font-size="12pt" style:font-size-asian="12pt" style:font-size-complex="12pt"/>
    </style:style>
    <style:style style:name="P24" style:family="paragraph" style:parent-style-name="List_20_Paragraph">
      <style:paragraph-properties fo:margin-top="0in" fo:margin-bottom="0in" style:contextual-spacing="true" fo:line-height="100%" fo:text-align="justify" style:justify-single-word="false"/>
      <style:text-properties style:font-name="Times New Roman" fo:font-size="12pt" style:font-size-asian="12pt" style:font-size-complex="12pt"/>
    </style:style>
    <style:style style:name="P25" style:family="paragraph" style:parent-style-name="Standard">
      <style:paragraph-properties fo:margin-top="0in" fo:margin-bottom="0in" style:contextual-spacing="true" fo:line-height="100%" fo:text-align="justify" style:justify-single-word="false"/>
      <style:text-properties style:font-name="Times New Roman" fo:font-size="12pt" style:font-size-asian="12pt" style:font-size-complex="12pt"/>
    </style:style>
    <style:style style:name="P26" style:family="paragraph" style:parent-style-name="Standard">
      <style:paragraph-properties fo:margin-top="0.0835in" fo:margin-bottom="0.0835in" style:contextual-spacing="false" fo:line-height="100%" fo:text-align="justify" style:justify-single-word="false" fo:padding-left="0.0555in" fo:padding-right="0.0555in" fo:padding-top="0.0138in" fo:padding-bottom="0.0138in" fo:border="0.51pt solid #000000" style:shadow="none"/>
      <style:text-properties style:font-name="Times New Roman" fo:font-size="12pt" style:font-size-asian="12pt" style:font-size-complex="12pt"/>
    </style:style>
    <style:style style:name="P27" style:family="paragraph" style:parent-style-name="List_20_Paragraph">
      <style:paragraph-properties fo:text-align="justify" style:justify-single-word="false"/>
      <style:text-properties style:font-name="Times New Roman" fo:font-size="12pt" fo:font-style="italic" style:font-size-asian="12pt" style:font-style-asian="italic" style:font-size-complex="12pt"/>
    </style:style>
    <style:style style:name="P28" style:family="paragraph" style:parent-style-name="Standard">
      <style:paragraph-properties fo:margin-top="0.0835in" fo:margin-bottom="0.0835in" style:contextual-spacing="false" fo:line-height="100%" fo:text-align="justify" style:justify-single-word="false" fo:padding-left="0.0555in" fo:padding-right="0.0555in" fo:padding-top="0.0138in" fo:padding-bottom="0.0138in" fo:border="0.51pt solid #000000" style:shadow="none"/>
      <style:text-properties style:font-name="Times New Roman" fo:font-size="12pt" fo:font-weight="bold" style:font-size-asian="12pt" style:font-weight-asian="bold" style:font-size-complex="12pt"/>
    </style:style>
    <style:style style:name="P29" style:family="paragraph" style:parent-style-name="List_20_Paragraph">
      <style:paragraph-properties fo:margin-left="0.4902in" fo:margin-right="0in" fo:margin-top="0in" fo:margin-bottom="0in" style:contextual-spacing="true" fo:line-height="100%" fo:text-align="justify" style:justify-single-word="false" fo:text-indent="0in" style:auto-text-indent="false"/>
      <style:text-properties style:font-name="Times New Roman" fo:language="en" fo:country="GB"/>
    </style:style>
    <style:style style:name="P30" style:family="paragraph" style:parent-style-name="Standard">
      <style:paragraph-properties fo:margin-top="0in" fo:margin-bottom="0in" style:contextual-spacing="true" fo:line-height="100%" fo:text-align="justify" style:justify-single-word="false"/>
      <style:text-properties style:font-name="Times New Roman" fo:language="en" fo:country="GB"/>
    </style:style>
    <style:style style:name="P31" style:family="paragraph" style:parent-style-name="Standard">
      <style:paragraph-properties fo:margin-top="0in" fo:margin-bottom="0.139in" style:contextual-spacing="false" fo:text-align="justify" style:justify-single-word="false"/>
      <style:text-properties style:font-name="Times New Roman" fo:language="en" fo:country="GB"/>
    </style:style>
    <style:style style:name="P32" style:family="paragraph" style:parent-style-name="Standard">
      <style:paragraph-properties fo:margin-top="0.0835in" fo:margin-bottom="0.0835in" style:contextual-spacing="false" fo:line-height="100%" fo:text-align="justify" style:justify-single-word="false" fo:padding-left="0.0555in" fo:padding-right="0.0555in" fo:padding-top="0.0138in" fo:padding-bottom="0.0138in" fo:border="0.51pt solid #000000" style:shadow="none"/>
      <style:text-properties style:font-name="Times New Roman" fo:font-size="6pt" style:font-size-asian="6pt" style:font-size-complex="12pt"/>
    </style:style>
    <style:style style:name="P33" style:family="paragraph" style:parent-style-name="Footnote">
      <style:text-properties style:font-name="Times New Roman" fo:font-size="9pt" style:font-size-asian="9pt" style:font-size-complex="9pt"/>
    </style:style>
    <style:style style:name="P34" style:family="paragraph" style:parent-style-name="Standard">
      <style:paragraph-properties fo:margin-top="0in" fo:margin-bottom="0in" style:contextual-spacing="true" fo:line-height="100%" fo:text-align="justify" style:justify-single-word="false"/>
      <style:text-properties style:font-name="Times New Roman" fo:font-size="14pt" fo:language="en" fo:country="GB" fo:font-weight="bold" style:font-size-asian="14pt" style:font-weight-asian="bold" style:font-size-complex="12pt" style:font-weight-complex="bold"/>
    </style:style>
    <style:style style:name="P35" style:family="paragraph" style:parent-style-name="Standard">
      <style:paragraph-properties fo:margin-top="0in" fo:margin-bottom="0in" style:contextual-spacing="true" fo:line-height="100%" fo:text-align="justify" style:justify-single-word="false"/>
      <style:text-properties style:text-line-through-style="solid" style:text-line-through-type="single"/>
    </style:style>
    <style:style style:name="P36" style:family="paragraph" style:parent-style-name="Standard">
      <style:paragraph-properties fo:margin-top="0in" fo:margin-bottom="0in" style:contextual-spacing="true" fo:line-height="100%" fo:text-align="justify" style:justify-single-word="false"/>
      <style:text-properties fo:color="#ff0000" loext:opacity="100%" style:font-name="Times New Roman" fo:font-size="12pt" fo:language="en" fo:country="GB" fo:font-weight="bold" style:font-size-asian="12pt" style:font-weight-asian="bold" style:font-size-complex="12pt" style:font-weight-complex="bold"/>
    </style:style>
    <style:style style:name="P37"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fo:letter-spacing="normal" fo:font-style="italic" style:text-underline-style="none" fo:font-weight="normal" officeooo:rsid="0021e806" officeooo:paragraph-rsid="002239d2" fo:background-color="transparent" style:font-style-asian="italic" style:font-weight-asian="normal" style:font-style-complex="italic" style:font-weight-complex="normal"/>
    </style:style>
    <style:style style:name="P38"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normal" officeooo:rsid="00481acb" officeooo:paragraph-rsid="00481acb" fo:background-color="transparent" style:font-size-asian="11pt" style:font-style-asian="normal" style:font-weight-asian="normal" style:font-size-complex="11pt" style:font-style-complex="normal" style:font-weight-complex="normal"/>
    </style:style>
    <style:style style:name="P39"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normal" officeooo:rsid="00481acb" officeooo:paragraph-rsid="0046476c" fo:background-color="transparent" style:font-size-asian="11pt" style:font-style-asian="normal" style:font-weight-asian="normal" style:font-size-complex="11pt" style:font-style-complex="normal" style:font-weight-complex="normal"/>
    </style:style>
    <style:style style:name="P40"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normal" officeooo:rsid="004d654b" officeooo:paragraph-rsid="004f3372" fo:background-color="transparent" style:font-size-asian="11pt" style:font-style-asian="normal" style:font-weight-asian="normal" style:font-size-complex="11pt" style:font-style-complex="normal" style:font-weight-complex="normal"/>
    </style:style>
    <style:style style:name="P41"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normal" officeooo:rsid="002671d2" officeooo:paragraph-rsid="0029b163" fo:background-color="transparent" style:font-size-asian="11pt" style:font-style-asian="normal" style:font-weight-asian="normal" style:font-size-complex="11pt" style:font-style-complex="normal" style:font-weight-complex="normal"/>
    </style:style>
    <style:style style:name="P42"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normal" officeooo:rsid="0046476c" officeooo:paragraph-rsid="0046476c" fo:background-color="transparent" style:font-size-asian="11pt" style:font-style-asian="normal" style:font-weight-asian="normal" style:font-size-complex="11pt" style:font-style-complex="normal" style:font-weight-complex="normal"/>
    </style:style>
    <style:style style:name="P4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017f6" officeooo:paragraph-rsid="004f37a1" fo:background-color="transparent" style:font-size-asian="11pt" style:font-style-asian="normal" style:font-weight-asian="normal" style:font-size-complex="11pt" style:font-style-complex="normal" style:font-weight-complex="normal"/>
    </style:style>
    <style:style style:name="P4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97303" officeooo:paragraph-rsid="00597303" fo:background-color="transparent" style:font-size-asian="11pt" style:font-style-asian="normal" style:font-weight-asian="normal" style:font-size-complex="11pt" style:font-style-complex="normal" style:font-weight-complex="normal"/>
    </style:style>
    <style:style style:name="P4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6a0a3" officeooo:paragraph-rsid="0054ead8" fo:background-color="transparent" style:font-size-asian="11pt" style:font-style-asian="normal" style:font-weight-asian="normal" style:font-size-complex="11pt" style:font-style-complex="normal" style:font-weight-complex="normal"/>
    </style:style>
    <style:style style:name="P4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711f0" officeooo:paragraph-rsid="0056a0a3" fo:background-color="transparent" style:font-size-asian="11pt" style:font-style-asian="normal" style:font-weight-asian="normal" style:font-size-complex="11pt" style:font-style-complex="normal" style:font-weight-complex="normal"/>
    </style:style>
    <style:style style:name="P4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711f0" officeooo:paragraph-rsid="005711f0" fo:background-color="transparent" style:font-size-asian="11pt" style:font-style-asian="normal" style:font-weight-asian="normal" style:font-size-complex="11pt" style:font-style-complex="normal" style:font-weight-complex="normal"/>
    </style:style>
    <style:style style:name="P4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78134" officeooo:paragraph-rsid="00578134" fo:background-color="transparent" style:font-size-asian="11pt" style:font-style-asian="normal" style:font-weight-asian="normal" style:font-size-complex="11pt" style:font-style-complex="normal" style:font-weight-complex="normal"/>
    </style:style>
    <style:style style:name="P4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normal" officeooo:rsid="0059e5e4" officeooo:paragraph-rsid="00578134" fo:background-color="transparent" style:font-size-asian="11pt" style:font-style-asian="normal" style:font-weight-asian="normal" style:font-size-complex="11pt" style:font-style-complex="normal" style:font-weight-complex="normal"/>
    </style:style>
    <style:style style:name="P50"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bold" officeooo:rsid="004e293c" officeooo:paragraph-rsid="004e293c" fo:background-color="transparent" style:font-size-asian="11pt" style:font-style-asian="normal" style:font-weight-asian="bold" style:font-size-complex="11pt" style:font-style-complex="normal" style:font-weight-complex="bold"/>
    </style:style>
    <style:style style:name="P5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4f37a1" officeooo:paragraph-rsid="004f37a1" fo:background-color="transparent" style:font-size-asian="11pt" style:font-style-asian="normal" style:font-weight-asian="bold" style:font-size-complex="11pt" style:font-style-complex="normal" style:font-weight-complex="bold"/>
    </style:style>
    <style:style style:name="P52"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97303" officeooo:paragraph-rsid="00597303" fo:background-color="transparent" style:font-size-asian="11pt" style:font-style-asian="normal" style:font-weight-asian="bold" style:font-size-complex="11pt" style:font-style-complex="normal" style:font-weight-complex="bold"/>
    </style:style>
    <style:style style:name="P5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4ead8" officeooo:paragraph-rsid="0054ead8" fo:background-color="transparent" style:font-size-asian="11pt" style:font-style-asian="normal" style:font-weight-asian="bold" style:font-size-complex="11pt" style:font-style-complex="normal" style:font-weight-complex="bold"/>
    </style:style>
    <style:style style:name="P5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6a0a3" officeooo:paragraph-rsid="0056a0a3" fo:background-color="transparent" style:font-size-asian="11pt" style:font-style-asian="normal" style:font-weight-asian="bold" style:font-size-complex="11pt" style:font-style-complex="normal" style:font-weight-complex="bold"/>
    </style:style>
    <style:style style:name="P5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711f0" officeooo:paragraph-rsid="005711f0" fo:background-color="transparent" style:font-size-asian="11pt" style:font-style-asian="normal" style:font-weight-asian="bold" style:font-size-complex="11pt" style:font-style-complex="normal" style:font-weight-complex="bold"/>
    </style:style>
    <style:style style:name="P5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914da" officeooo:paragraph-rsid="005914da" fo:background-color="transparent" style:font-size-asian="11pt" style:font-style-asian="normal" style:font-weight-asian="bold" style:font-size-complex="11pt" style:font-style-complex="normal" style:font-weight-complex="bold"/>
    </style:style>
    <style:style style:name="P5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78134" officeooo:paragraph-rsid="00578134" fo:background-color="transparent" style:font-size-asian="11pt" style:font-style-asian="normal" style:font-weight-asian="bold" style:font-size-complex="11pt" style:font-style-complex="normal" style:font-weight-complex="bold"/>
    </style:style>
    <style:style style:name="P5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fo:font-variant="normal" fo:text-transform="none" style:use-window-font-color="true" loext:opacity="0%" style:font-name="Cabin" fo:font-size="11pt" fo:letter-spacing="normal" fo:font-style="normal" style:text-underline-style="none" fo:font-weight="bold" officeooo:rsid="0059e5e4" officeooo:paragraph-rsid="005b7e4b" fo:background-color="transparent" style:font-size-asian="11pt" style:font-style-asian="normal" style:font-weight-asian="bold" style:font-size-complex="11pt" style:font-style-complex="normal" style:font-weight-complex="bold"/>
    </style:style>
    <style:style style:name="P59"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language="en" fo:country="GB" fo:font-style="normal" style:text-underline-style="none" fo:font-weight="bold" officeooo:rsid="00481acb" officeooo:paragraph-rsid="00481acb" fo:background-color="transparent" style:font-size-asian="11pt" style:font-style-asian="normal" style:font-weight-asian="bold" style:font-size-complex="11pt" style:font-style-complex="normal" style:font-weight-complex="bold"/>
    </style:style>
    <style:style style:name="P60"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text-position="sub 58%" style:font-name="Cabin" fo:font-size="11pt" fo:letter-spacing="normal" fo:language="en" fo:country="GB" fo:font-style="normal" style:text-underline-style="none" fo:font-weight="bold" officeooo:rsid="00481acb" officeooo:paragraph-rsid="00481acb" fo:background-color="transparent" style:font-size-asian="11pt" style:font-style-asian="normal" style:font-weight-asian="bold" style:font-size-complex="11pt" style:font-style-complex="normal" style:font-weight-complex="bold"/>
    </style:style>
    <style:style style:name="P61" style:family="paragraph" style:parent-style-name="List_20_Paragraph">
      <style:paragraph-properties fo:margin-top="0in" fo:margin-bottom="0in" style:contextual-spacing="true" fo:line-height="100%" fo:text-align="justify" style:justify-single-word="false"/>
      <style:text-properties fo:font-variant="normal" fo:text-transform="none" style:use-window-font-color="true" loext:opacity="0%" style:font-name="Times New Roman" fo:font-size="12pt" fo:letter-spacing="normal" fo:language="en" fo:country="GB" fo:font-style="normal" style:text-underline-style="none" fo:font-weight="normal" officeooo:rsid="005ce3b5" fo:background-color="transparent" style:font-size-asian="12pt" style:font-style-asian="normal" style:font-weight-asian="normal" style:font-size-complex="12pt" style:font-style-complex="normal" style:font-weight-complex="normal"/>
    </style:style>
    <style:style style:name="P62"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09934c" officeooo:paragraph-rsid="0009934c" style:font-size-asian="11pt" style:font-style-asian="italic" style:font-weight-asian="normal" style:font-size-complex="11pt" style:font-style-complex="italic" style:font-weight-complex="normal"/>
    </style:style>
    <style:style style:name="P63"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0c4496" officeooo:paragraph-rsid="00101e50" style:font-size-asian="11pt" style:font-style-asian="italic" style:font-weight-asian="normal" style:font-size-complex="11pt" style:font-style-complex="italic" style:font-weight-complex="normal"/>
    </style:style>
    <style:style style:name="P64"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0eea54" officeooo:paragraph-rsid="000eea54" style:font-size-asian="11pt" style:font-style-asian="italic" style:font-weight-asian="normal" style:font-size-complex="11pt" style:font-style-complex="italic" style:font-weight-complex="normal"/>
    </style:style>
    <style:style style:name="P65"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137efe" officeooo:paragraph-rsid="00137efe" style:font-size-asian="11pt" style:font-style-asian="italic" style:font-weight-asian="normal" style:font-size-complex="11pt" style:font-style-complex="italic" style:font-weight-complex="normal"/>
    </style:style>
    <style:style style:name="P66"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137efe" officeooo:paragraph-rsid="00149c6c" style:font-size-asian="11pt" style:font-style-asian="italic" style:font-weight-asian="normal" style:font-size-complex="11pt" style:font-style-complex="italic" style:font-weight-complex="normal"/>
    </style:style>
    <style:style style:name="P67"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14bf39" officeooo:paragraph-rsid="0014bf39" style:font-size-asian="11pt" style:font-style-asian="italic" style:font-weight-asian="normal" style:font-size-complex="11pt" style:font-style-complex="italic" style:font-weight-complex="normal"/>
    </style:style>
    <style:style style:name="P68"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18d669" officeooo:paragraph-rsid="001a5b59" style:font-size-asian="11pt" style:font-style-asian="italic" style:font-weight-asian="normal" style:font-size-complex="11pt" style:font-style-complex="italic" style:font-weight-complex="normal"/>
    </style:style>
    <style:style style:name="P69"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0e22b6" officeooo:paragraph-rsid="00101e50" fo:background-color="transparent" style:font-size-asian="11pt" style:font-style-asian="italic" style:font-weight-asian="normal" style:font-size-complex="11pt" style:font-style-complex="italic" style:font-weight-complex="normal"/>
    </style:style>
    <style:style style:name="P70"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0eea54" officeooo:paragraph-rsid="000c4496" fo:background-color="transparent" style:font-size-asian="11pt" style:font-style-asian="italic" style:font-weight-asian="normal" style:font-size-complex="11pt" style:font-style-complex="italic" style:font-weight-complex="normal"/>
    </style:style>
    <style:style style:name="P71" style:family="paragraph" style:parent-style-name="List_20_Paragraph">
      <style:paragraph-properties fo:margin-top="0in" fo:margin-bottom="0in" style:contextual-spacing="true" fo:line-height="100%" fo:text-align="justify" style:justify-single-word="false"/>
      <style:text-properties style:use-window-font-color="true" loext:opacity="0%" style:font-name="Cabin" fo:font-size="11pt" fo:font-style="italic" fo:font-weight="normal" officeooo:rsid="001a5b59" officeooo:paragraph-rsid="001a5b59" fo:background-color="transparent" style:font-size-asian="11pt" style:font-style-asian="italic" style:font-weight-asian="normal" style:font-size-complex="11pt" style:font-style-complex="italic" style:font-weight-complex="normal"/>
    </style:style>
    <style:style style:name="P72" style:family="paragraph" style:parent-style-name="List_20_Paragraph">
      <style:paragraph-properties fo:margin-top="0in" fo:margin-bottom="0in" style:contextual-spacing="true" fo:line-height="100%" fo:text-align="justify" style:justify-single-word="false"/>
      <style:text-properties style:font-name="Cabin" fo:font-size="11pt" fo:language="en" fo:country="GB" fo:font-style="italic" fo:font-weight="bold" officeooo:rsid="002c0eff" officeooo:paragraph-rsid="002c0eff" style:font-size-asian="11pt" style:font-style-asian="italic" style:font-weight-asian="bold" style:font-size-complex="11pt" style:font-style-complex="italic" style:font-weight-complex="bold"/>
    </style:style>
    <style:style style:name="P73" style:family="paragraph" style:parent-style-name="List_20_Paragraph">
      <style:paragraph-properties fo:margin-top="0in" fo:margin-bottom="0in" style:contextual-spacing="true" fo:line-height="100%" fo:text-align="justify" style:justify-single-word="false"/>
      <style:text-properties style:font-name="Cabin" fo:font-size="11pt" fo:font-style="italic" fo:font-weight="normal" officeooo:rsid="0008721c" officeooo:paragraph-rsid="0008721c" style:font-size-asian="11pt" style:font-style-asian="italic" style:font-weight-asian="normal" style:font-size-complex="11pt" style:font-style-complex="italic" style:font-weight-complex="normal"/>
    </style:style>
    <style:style style:name="P74" style:family="paragraph" style:parent-style-name="List_20_Paragraph">
      <style:paragraph-properties fo:margin-top="0in" fo:margin-bottom="0in" style:contextual-spacing="true" fo:line-height="100%" fo:text-align="justify" style:justify-single-word="false"/>
      <style:text-properties style:font-name="Cabin" fo:font-size="11pt" fo:font-style="italic" fo:font-weight="normal" officeooo:rsid="0009934c" officeooo:paragraph-rsid="0009934c" style:font-size-asian="11pt" style:font-style-asian="italic" style:font-weight-asian="normal" style:font-size-complex="11pt" style:font-style-complex="italic" style:font-weight-complex="normal"/>
    </style:style>
    <style:style style:name="P75" style:family="paragraph" style:parent-style-name="List_20_Paragraph">
      <style:paragraph-properties fo:margin-top="0in" fo:margin-bottom="0in" style:contextual-spacing="true" fo:line-height="100%" fo:text-align="justify" style:justify-single-word="false"/>
      <style:text-properties style:font-name="Cabin" fo:font-size="11pt" officeooo:paragraph-rsid="0020d072" style:font-size-asian="11pt" style:font-size-complex="11pt"/>
    </style:style>
    <style:style style:name="P76" style:family="paragraph" style:parent-style-name="List_20_Paragraph">
      <style:paragraph-properties fo:margin-top="0in" fo:margin-bottom="0in" style:contextual-spacing="true" fo:line-height="100%" fo:text-align="justify" style:justify-single-word="false"/>
      <style:text-properties style:font-name="Cabin" fo:font-size="11pt" officeooo:paragraph-rsid="0023b63a" style:font-size-asian="11pt" style:font-size-complex="11pt"/>
    </style:style>
    <style:style style:name="P77" style:family="paragraph" style:parent-style-name="List_20_Paragraph">
      <style:paragraph-properties fo:margin-top="0in" fo:margin-bottom="0in" style:contextual-spacing="true" fo:line-height="100%" fo:text-align="justify" style:justify-single-word="false"/>
      <style:text-properties style:font-name="Cabin" fo:font-size="11pt" officeooo:rsid="0023b63a" officeooo:paragraph-rsid="0029b163" style:font-size-asian="11pt" style:font-size-complex="11pt"/>
    </style:style>
    <style:style style:name="P78" style:family="paragraph" style:parent-style-name="List_20_Paragraph">
      <style:paragraph-properties fo:margin-top="0in" fo:margin-bottom="0in" style:contextual-spacing="true" fo:line-height="100%" fo:text-align="justify" style:justify-single-word="false"/>
      <style:text-properties style:font-name="Cabin" fo:font-size="11pt" fo:font-weight="bold" officeooo:rsid="002aca1e" officeooo:paragraph-rsid="003c3ba8" style:font-size-asian="11pt" style:font-weight-asian="bold" style:font-size-complex="11pt" style:font-weight-complex="bold"/>
    </style:style>
    <style:style style:name="P79" style:family="paragraph" style:parent-style-name="List_20_Paragraph">
      <style:paragraph-properties fo:margin-top="0in" fo:margin-bottom="0in" style:contextual-spacing="true" fo:line-height="100%" fo:text-align="justify" style:justify-single-word="false"/>
      <style:text-properties style:font-name="Cabin" fo:font-size="11pt" fo:font-weight="bold" officeooo:rsid="003e010d" officeooo:paragraph-rsid="003e010d" style:font-size-asian="11pt" style:font-weight-asian="bold" style:font-size-complex="11pt" style:font-weight-complex="bold"/>
    </style:style>
    <style:style style:name="P80" style:family="paragraph" style:parent-style-name="List_20_Paragraph">
      <style:paragraph-properties fo:margin-top="0in" fo:margin-bottom="0in" style:contextual-spacing="true" fo:line-height="100%" fo:text-align="justify" style:justify-single-word="false"/>
      <style:text-properties style:font-name="Cabin" fo:font-size="11pt" fo:font-weight="bold" officeooo:rsid="003ff3ef" officeooo:paragraph-rsid="0041cbe4" style:font-size-asian="11pt" style:font-weight-asian="bold" style:font-size-complex="11pt" style:font-weight-complex="bold"/>
    </style:style>
    <style:style style:name="P81" style:family="paragraph" style:parent-style-name="List_20_Paragraph">
      <style:paragraph-properties fo:margin-top="0in" fo:margin-bottom="0in" style:contextual-spacing="true" fo:line-height="100%" fo:text-align="justify" style:justify-single-word="false"/>
      <style:text-properties style:font-name="Cabin" fo:font-size="11pt" fo:font-weight="bold" officeooo:rsid="0045a567" officeooo:paragraph-rsid="0046476c" style:font-size-asian="11pt" style:font-weight-asian="bold" style:font-size-complex="11pt" style:font-weight-complex="bold"/>
    </style:style>
    <style:style style:name="P82" style:family="paragraph" style:parent-style-name="List_20_Paragraph">
      <style:paragraph-properties fo:margin-top="0in" fo:margin-bottom="0in" style:contextual-spacing="true" fo:line-height="100%" fo:text-align="justify" style:justify-single-word="false"/>
      <style:text-properties style:font-name="Cabin" fo:font-size="11pt" fo:font-weight="bold" officeooo:rsid="0046476c" officeooo:paragraph-rsid="0046476c" style:font-size-asian="11pt" style:font-weight-asian="bold" style:font-size-complex="11pt" style:font-weight-complex="bold"/>
    </style:style>
    <style:style style:name="P83" style:family="paragraph" style:parent-style-name="List_20_Paragraph" style:list-style-name="WWNum1">
      <style:paragraph-properties fo:margin-top="0in" fo:margin-bottom="0in" style:contextual-spacing="true" fo:line-height="100%" fo:text-align="justify" style:justify-single-word="false"/>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P84" style:family="paragraph" style:parent-style-name="List_20_Paragraph" style:list-style-name="WWNum4">
      <style:paragraph-properties fo:margin-top="0in" fo:margin-bottom="0in" style:contextual-spacing="true" fo:line-height="100%" fo:text-align="justify" style:justify-single-word="false"/>
      <style:text-properties style:font-name="Times New Roman" fo:font-size="12pt" fo:language="en" fo:country="GB" style:font-size-asian="12pt" style:font-size-complex="12pt"/>
    </style:style>
    <style:style style:name="P85" style:family="paragraph" style:parent-style-name="List_20_Paragraph" style:list-style-name="WWNum10">
      <style:paragraph-properties fo:margin-top="0in" fo:margin-bottom="0in" style:contextual-spacing="true" fo:line-height="100%" fo:text-align="justify" style:justify-single-word="false"/>
      <style:text-properties style:font-name="Times New Roman" fo:font-size="12pt" fo:language="en" fo:country="GB" style:font-size-asian="12pt" style:font-size-complex="12pt"/>
    </style:style>
    <style:style style:name="P86" style:family="paragraph" style:parent-style-name="List_20_Paragraph" style:list-style-name="WWNum14">
      <style:paragraph-properties fo:margin-top="0in" fo:margin-bottom="0in" style:contextual-spacing="true" fo:line-height="100%" fo:text-align="justify" style:justify-single-word="false"/>
      <style:text-properties style:font-name="Times New Roman" fo:font-size="12pt" fo:language="en" fo:country="GB" style:font-size-asian="12pt" style:font-size-complex="12pt"/>
    </style:style>
    <style:style style:name="P87" style:family="paragraph" style:parent-style-name="List_20_Paragraph" style:list-style-name="WWNum14">
      <style:paragraph-properties fo:margin-top="0in" fo:margin-bottom="0in" style:contextual-spacing="true" fo:line-height="100%" fo:text-align="justify" style:justify-single-word="false"/>
      <style:text-properties style:font-name="Times New Roman" fo:font-size="12pt" fo:language="en" fo:country="GB" officeooo:paragraph-rsid="00624e2d" style:font-size-asian="12pt" style:font-size-complex="12pt"/>
    </style:style>
    <style:style style:name="P88" style:family="paragraph" style:parent-style-name="List_20_Paragraph" style:list-style-name="WWNum15">
      <style:paragraph-properties fo:margin-top="0in" fo:margin-bottom="0in" style:contextual-spacing="true" fo:line-height="100%" fo:text-align="justify" style:justify-single-word="false"/>
      <style:text-properties style:font-name="Times New Roman" fo:font-size="12pt" fo:language="en" fo:country="GB" style:font-size-asian="12pt" style:font-size-complex="12pt"/>
    </style:style>
    <style:style style:name="P8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style:font-name="Times New Roman" fo:font-size="12pt" fo:language="en" fo:country="GB" fo:font-weight="normal" officeooo:rsid="00602013" officeooo:paragraph-rsid="005eafd5" style:font-size-asian="12pt" style:font-weight-asian="normal" style:font-size-complex="12pt" style:font-weight-complex="normal"/>
    </style:style>
    <style:style style:name="P90" style:family="paragraph" style:parent-style-name="List_20_Paragraph" style:list-style-name="WWNum7">
      <style:paragraph-properties fo:text-align="justify" style:justify-single-word="false"/>
      <style:text-properties style:font-name="Times New Roman" fo:font-size="12pt" fo:font-style="italic" style:font-size-asian="12pt" style:font-style-asian="italic" style:font-size-complex="12pt"/>
    </style:style>
    <style:style style:name="P91" style:family="paragraph" style:parent-style-name="List_20_Paragraph" style:list-style-name="WWNum6">
      <style:paragraph-properties fo:margin-left="0.4925in" fo:margin-right="0in" fo:margin-top="0in" fo:margin-bottom="0in" style:contextual-spacing="true" fo:line-height="100%" fo:text-align="justify" style:justify-single-word="false" fo:text-indent="-0.25in" style:auto-text-indent="false">
        <style:tab-stops/>
      </style:paragraph-properties>
      <style:text-properties style:font-name="Times New Roman" fo:font-size="12pt" style:font-size-asian="12pt" style:font-size-complex="12pt"/>
    </style:style>
    <style:style style:name="P92" style:family="paragraph" style:parent-style-name="List_20_Paragraph" style:list-style-name="WWNum6">
      <style:paragraph-properties fo:margin-left="0.5in" fo:margin-right="0in" fo:margin-top="0in" fo:margin-bottom="0in" style:contextual-spacing="true" fo:line-height="100%" fo:text-align="justify" style:justify-single-word="false" fo:text-indent="-0.25in" style:auto-text-indent="false">
        <style:tab-stops/>
      </style:paragraph-properties>
      <style:text-properties style:font-name="Times New Roman" fo:font-size="12pt" style:font-size-asian="12pt" style:font-size-complex="12pt"/>
    </style:style>
    <style:style style:name="P93" style:family="paragraph" style:parent-style-name="List_20_Paragraph" style:list-style-name="WWNum6">
      <style:paragraph-properties fo:margin-left="0.5in" fo:margin-right="0in" fo:margin-top="0in" fo:margin-bottom="0in" style:contextual-spacing="true" fo:line-height="100%" fo:text-align="justify" style:justify-single-word="false" fo:text-indent="-0.1972in" style:auto-text-indent="false">
        <style:tab-stops/>
      </style:paragraph-properties>
      <style:text-properties style:font-name="Times New Roman" fo:font-size="12pt" style:font-size-asian="12pt" style:font-size-complex="12pt"/>
    </style:style>
    <style:style style:name="P94" style:family="paragraph" style:parent-style-name="List_20_Paragraph" style:list-style-name="WWNum6">
      <style:paragraph-properties fo:margin-left="0.1972in" fo:margin-right="0in" fo:margin-top="0in" fo:margin-bottom="0in" style:contextual-spacing="true" fo:line-height="100%" fo:text-align="justify" style:justify-single-word="false" fo:text-indent="-0.1972in" style:auto-text-indent="false">
        <style:tab-stops/>
      </style:paragraph-properties>
      <style:text-properties style:font-name="Times New Roman" fo:font-size="12pt" officeooo:paragraph-rsid="00624e2d" style:font-size-asian="12pt" style:font-size-complex="12pt"/>
    </style:style>
    <style:style style:name="P95" style:family="paragraph" style:parent-style-name="List_20_Paragraph" style:list-style-name="L1">
      <style:paragraph-properties fo:margin-top="0in" fo:margin-bottom="0in" style:contextual-spacing="true" fo:line-height="100%" fo:text-align="justify" style:justify-single-word="false"/>
      <style:text-properties fo:font-variant="normal" fo:text-transform="none" style:use-window-font-color="true" loext:opacity="0%" style:font-name="Cabin" fo:font-size="11pt" fo:letter-spacing="normal" fo:font-style="normal" style:text-underline-style="none" fo:font-weight="bold" officeooo:rsid="004f37a1" officeooo:paragraph-rsid="004f37a1" fo:background-color="transparent" style:font-size-asian="11pt" style:font-style-asian="normal" style:font-weight-asian="bold" style:font-size-complex="11pt" style:font-style-complex="normal" style:font-weight-complex="bold"/>
    </style:style>
    <style:style style:name="P96" style:family="paragraph" style:parent-style-name="List_20_Paragraph" style:list-style-name="WWNum5">
      <style:paragraph-properties fo:margin-top="0in" fo:margin-bottom="0in" style:contextual-spacing="true" fo:line-height="100%" fo:text-align="justify" style:justify-single-word="false"/>
    </style:style>
    <style:style style:name="P97" style:family="paragraph" style:parent-style-name="List_20_Paragraph" style:list-style-name="WWNum6">
      <style:paragraph-properties fo:margin-top="0in" fo:margin-bottom="0in" style:contextual-spacing="true" fo:line-height="100%" fo:text-align="justify" style:justify-single-word="false"/>
    </style:style>
    <style:style style:name="P98" style:family="paragraph" style:parent-style-name="List_20_Paragraph" style:list-style-name="WWNum8">
      <style:paragraph-properties fo:margin-top="0in" fo:margin-bottom="0.1665in" style:contextual-spacing="false" fo:line-height="100%" fo:text-align="justify" style:justify-single-word="false"/>
    </style:style>
    <style:style style:name="P99" style:family="paragraph" style:parent-style-name="List_20_Paragraph" style:list-style-name="WWNum9">
      <style:paragraph-properties fo:margin-top="0in" fo:margin-bottom="0in" style:contextual-spacing="false" fo:line-height="100%" fo:text-align="justify" style:justify-single-word="false"/>
    </style:style>
    <style:style style:name="P100" style:family="paragraph" style:parent-style-name="List_20_Paragraph" style:list-style-name="WWNum10">
      <style:paragraph-properties fo:margin-top="0in" fo:margin-bottom="0in" style:contextual-spacing="true" fo:line-height="100%" fo:text-align="justify" style:justify-single-word="false"/>
    </style:style>
    <style:style style:name="P101" style:family="paragraph" style:parent-style-name="List_20_Paragraph" style:list-style-name="WWNum11">
      <style:paragraph-properties fo:margin-top="0in" fo:margin-bottom="0in" style:contextual-spacing="true" fo:line-height="100%" fo:text-align="justify" style:justify-single-word="false"/>
    </style:style>
    <style:style style:name="P102" style:family="paragraph" style:parent-style-name="List_20_Paragraph" style:list-style-name="WWNum12">
      <style:paragraph-properties fo:margin-top="0in" fo:margin-bottom="0in" style:contextual-spacing="true" fo:line-height="100%" fo:text-align="justify" style:justify-single-word="false"/>
    </style:style>
    <style:style style:name="P103" style:family="paragraph" style:parent-style-name="List_20_Paragraph" style:list-style-name="WWNum15">
      <style:paragraph-properties fo:margin-top="0in" fo:margin-bottom="0in" style:contextual-spacing="true" fo:line-height="100%" fo:text-align="justify" style:justify-single-word="false"/>
    </style:style>
    <style:style style:name="P104" style:family="paragraph" style:parent-style-name="List_20_Paragraph" style:list-style-name="WWNum6">
      <style:paragraph-properties fo:margin-top="0in" fo:margin-bottom="0in" style:contextual-spacing="true" fo:line-height="100%"/>
    </style:style>
    <style:style style:name="P105" style:family="paragraph" style:parent-style-name="List_20_Paragraph" style:list-style-name="WWNum1">
      <style:paragraph-properties fo:margin-top="0in" fo:margin-bottom="0in" style:contextual-spacing="true" fo:line-height="100%" fo:text-align="justify" style:justify-single-word="false"/>
      <style:text-properties style:text-line-through-style="solid" style:text-line-through-type="single"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P106" style:family="paragraph" style:parent-style-name="List_20_Paragraph" style:list-style-name="WWNum13">
      <style:paragraph-properties fo:margin-left="0.8028in" fo:margin-right="0in" fo:text-align="justify" style:justify-single-word="false" fo:text-indent="-0.25in" style:auto-text-indent="false"/>
    </style:style>
    <style:style style:name="P107" style:family="paragraph" style:parent-style-name="Standard">
      <style:paragraph-properties fo:margin-top="0in" fo:margin-bottom="0in" style:contextual-spacing="true" fo:line-height="100%" fo:text-align="justify" style:justify-single-word="false"/>
      <style:text-properties style:font-name="Times New Roman" fo:font-size="12pt" fo:language="en" fo:country="GB" officeooo:paragraph-rsid="00624e2d" style:font-size-asian="12pt" style:font-size-complex="12pt"/>
    </style:style>
    <style:style style:name="T1" style:family="text">
      <style:text-properties fo:font-size="8pt" style:font-size-asian="8pt"/>
    </style:style>
    <style:style style:name="T2" style:family="text">
      <style:text-properties fo:font-size="8pt" style:font-size-asian="8pt" style:font-name-complex="Arial" style:font-size-complex="10pt"/>
    </style:style>
    <style:style style:name="T3" style:family="text">
      <style:text-properties fo:font-size="8pt" style:font-size-asian="8pt" style:font-size-complex="9pt"/>
    </style:style>
    <style:style style:name="T4" style:family="text">
      <style:text-properties fo:color="#808080" loext:opacity="100%" fo:font-size="8pt" style:font-size-asian="8pt" style:font-name-complex="Arial" style:font-size-complex="10pt"/>
    </style:style>
    <style:style style:name="T5" style:family="text">
      <style:text-properties fo:color="#7f7f7f" loext:opacity="100%" fo:font-size="8pt" style:font-size-asian="8pt" style:font-name-complex="Arial" style:font-size-complex="8pt"/>
    </style:style>
    <style:style style:name="T6" style:family="text">
      <style:text-properties fo:color="#7f7f7f" loext:opacity="100%" fo:font-size="8pt" style:font-size-asian="8pt" style:font-name-complex="Arial" style:font-size-complex="10pt"/>
    </style:style>
    <style:style style:name="T7" style:family="text">
      <style:text-properties style:font-name="Times New Roman" fo:font-size="12pt" fo:language="en" fo:country="GB" fo:font-weight="bold" style:font-size-asian="12pt" style:font-weight-asian="bold" style:font-size-complex="12pt"/>
    </style:style>
    <style:style style:name="T8" style:family="text">
      <style:text-properties style:font-name="Times New Roman" fo:font-size="12pt" fo:language="en" fo:country="GB" fo:font-weight="bold" style:font-size-asian="12pt" style:font-weight-asian="bold" style:font-size-complex="12pt" style:font-weight-complex="bold"/>
    </style:style>
    <style:style style:name="T9" style:family="text">
      <style:text-properties style:font-name="Times New Roman" fo:font-size="12pt" fo:language="en" fo:country="GB" style:font-size-asian="12pt" style:font-size-complex="12pt"/>
    </style:style>
    <style:style style:name="T10" style:family="text">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T11" style:family="text">
      <style:text-properties style:font-name="Times New Roman" fo:font-size="12pt" fo:language="en" fo:country="GB" fo:font-style="italic" style:font-size-asian="12pt" style:font-style-asian="italic"/>
    </style:style>
    <style:style style:name="T12" style:family="text">
      <style:text-properties style:font-name="Times New Roman" fo:font-size="12pt" fo:language="en" fo:country="GB" fo:font-style="italic" style:font-size-asian="12pt" style:font-style-asian="italic" style:font-size-complex="12pt"/>
    </style:style>
    <style:style style:name="T13" style:family="text">
      <style:text-properties style:font-name="Times New Roman" fo:font-size="12pt" fo:language="en" fo:country="GB" fo:font-style="italic" style:font-size-asian="12pt" style:font-style-asian="italic" style:font-size-complex="12pt" style:font-style-complex="italic"/>
    </style:style>
    <style:style style:name="T14" style:family="text">
      <style:text-properties style:font-name="Times New Roman" fo:font-size="12pt" style:text-underline-style="solid" style:text-underline-width="auto" style:text-underline-color="font-color" style:font-size-asian="12pt"/>
    </style:style>
    <style:style style:name="T15" style:family="text">
      <style:text-properties style:font-name="Times New Roman" fo:font-size="12pt" style:text-underline-style="solid" style:text-underline-width="auto" style:text-underline-color="font-color" style:font-size-asian="12pt" style:font-size-complex="12pt"/>
    </style:style>
    <style:style style:name="T16" style:family="text">
      <style:text-properties style:font-name="Times New Roman" fo:font-size="12pt" style:font-size-asian="12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language="en" fo:country="IE" style:text-underline-style="solid" style:text-underline-width="auto" style:text-underline-color="font-color" style:font-size-asian="12pt" style:font-size-complex="12pt"/>
    </style:style>
    <style:style style:name="T19" style:family="text">
      <style:text-properties style:font-name="Times New Roman" fo:font-size="12pt" fo:language="en" fo:country="IE" style:font-size-asian="12pt" style:language-asian="fr" style:country-asian="BE" style:font-size-complex="12pt"/>
    </style:style>
    <style:style style:name="T20" style:family="text">
      <style:text-properties style:font-name="Times New Roman" fo:font-size="12pt" fo:font-style="italic" style:font-size-asian="12pt" style:font-style-asian="italic"/>
    </style:style>
    <style:style style:name="T21" style:family="text">
      <style:text-properties style:font-name="Times New Roman" fo:font-size="12pt" fo:font-style="italic" style:font-size-asian="12pt" style:font-style-asian="italic" style:font-size-complex="12pt"/>
    </style:style>
    <style:style style:name="T22" style:family="text">
      <style:text-properties style:font-name="Times New Roman" fo:font-size="12pt" fo:font-style="italic" fo:font-weight="bold" style:font-size-asian="12pt" style:font-style-asian="italic" style:font-weight-asian="bold" style:font-size-complex="12pt"/>
    </style:style>
    <style:style style:name="T23" style:family="text">
      <style:text-properties style:font-name="Times New Roman" fo:font-size="14pt" fo:language="en" fo:country="GB" style:text-underline-style="solid" style:text-underline-width="auto" style:text-underline-color="font-color" fo:font-weight="bold" style:font-size-asian="14pt" style:font-weight-asian="bold" style:font-size-complex="12pt" style:font-weight-complex="bold"/>
    </style:style>
    <style:style style:name="T24" style:family="text">
      <style:text-properties style:font-name="Times New Roman" fo:font-size="14pt" fo:language="en" fo:country="GB" fo:font-weight="bold" style:font-size-asian="14pt" style:font-weight-asian="bold" style:font-size-complex="12pt" style:font-weight-complex="bold"/>
    </style:style>
    <style:style style:name="T25" style:family="text">
      <style:text-properties style:font-name="Times New Roman" fo:font-size="14pt" fo:language="en" fo:country="GB" style:font-size-asian="14pt" style:font-size-complex="12pt"/>
    </style:style>
    <style:style style:name="T26" style:family="text">
      <style:text-properties style:font-name="Times New Roman" fo:font-size="14pt" style:font-size-asian="14pt" style:font-size-complex="12pt"/>
    </style:style>
    <style:style style:name="T27" style:family="text">
      <style:text-properties style:font-name="Times New Roman" fo:font-size="9pt" fo:language="en" fo:country="IE" style:font-size-asian="9pt" style:font-size-complex="9pt"/>
    </style:style>
    <style:style style:name="T28" style:family="text">
      <style:text-properties style:font-name="Times New Roman" fo:font-style="italic" style:font-style-asian="italic"/>
    </style:style>
    <style:style style:name="T29" style:family="text">
      <style:text-properties fo:color="#ff0000" loext:opacity="100%" style:font-name="Times New Roman" fo:font-size="14pt" fo:language="en" fo:country="GB" fo:font-style="italic" style:text-underline-style="solid" style:text-underline-width="auto" style:text-underline-color="font-color" fo:font-weight="bold" style:font-size-asian="14pt" style:font-style-asian="italic" style:font-weight-asian="bold" style:font-size-complex="12pt" style:font-style-complex="italic" style:font-weight-complex="bold"/>
    </style:style>
    <style:style style:name="T30" style:family="text">
      <style:text-properties fo:color="#ff0000" loext:opacity="100%" fo:font-style="italic" style:text-underline-style="none" fo:font-weight="normal" officeooo:rsid="001c6851" fo:background-color="transparent" loext:char-shading-value="0" style:font-style-asian="italic" style:font-weight-asian="normal" style:font-style-complex="italic" style:font-weight-complex="normal"/>
    </style:style>
    <style:style style:name="T31" style:family="text">
      <style:text-properties fo:font-size="12pt" style:font-size-asian="12pt"/>
    </style:style>
    <style:style style:name="T32" style:family="text">
      <style:text-properties fo:language="en" fo:country="US"/>
    </style:style>
    <style:style style:name="T33" style:family="text">
      <style:text-properties fo:color="#000000" loext:opacity="100%" style:font-name="Times New Roman" fo:language="en" fo:country="US"/>
    </style:style>
    <style:style style:name="T34" style:family="text">
      <style:text-properties fo:color="#000000" loext:opacity="100%" style:font-name="Times New Roman" fo:font-size="9pt" fo:language="en" fo:country="IE" style:font-size-asian="9pt" style:font-size-complex="9pt"/>
    </style:style>
    <style:style style:name="T35" style:family="text">
      <style:text-properties fo:font-weight="bold" officeooo:rsid="00137efe" fo:background-color="transparent" loext:char-shading-value="0" style:font-weight-asian="bold" style:font-weight-complex="bold"/>
    </style:style>
    <style:style style:name="T36" style:family="text">
      <style:text-properties officeooo:rsid="0007d2d1"/>
    </style:style>
    <style:style style:name="T37" style:family="text">
      <style:text-properties officeooo:rsid="0008721c"/>
    </style:style>
    <style:style style:name="T38" style:family="text">
      <style:text-properties fo:color="#c9211e" loext:opacity="100%"/>
    </style:style>
    <style:style style:name="T39" style:family="text">
      <style:text-properties officeooo:rsid="000ae49b"/>
    </style:style>
    <style:style style:name="T40" style:family="text">
      <style:text-properties officeooo:rsid="000c4496"/>
    </style:style>
    <style:style style:name="T41" style:family="text">
      <style:text-properties officeooo:rsid="000c4496" fo:background-color="#ffff00" loext:char-shading-value="0"/>
    </style:style>
    <style:style style:name="T42" style:family="text">
      <style:text-properties fo:background-color="transparent" loext:char-shading-value="0"/>
    </style:style>
    <style:style style:name="T43" style:family="text">
      <style:text-properties officeooo:rsid="000c4496" fo:background-color="transparent" loext:char-shading-value="0"/>
    </style:style>
    <style:style style:name="T44" style:family="text">
      <style:text-properties officeooo:rsid="000e22b6" fo:background-color="transparent" loext:char-shading-value="0"/>
    </style:style>
    <style:style style:name="T45" style:family="text">
      <style:text-properties officeooo:rsid="000eea54" fo:background-color="transparent" loext:char-shading-value="0"/>
    </style:style>
    <style:style style:name="T46" style:family="text">
      <style:text-properties officeooo:rsid="00101e50" fo:background-color="transparent" loext:char-shading-value="0"/>
    </style:style>
    <style:style style:name="T47" style:family="text">
      <style:text-properties officeooo:rsid="001190bd" fo:background-color="transparent" loext:char-shading-value="0"/>
    </style:style>
    <style:style style:name="T48" style:family="text">
      <style:text-properties officeooo:rsid="00122299" fo:background-color="transparent" loext:char-shading-value="0"/>
    </style:style>
    <style:style style:name="T49" style:family="text">
      <style:text-properties officeooo:rsid="00137efe" fo:background-color="transparent" loext:char-shading-value="0"/>
    </style:style>
    <style:style style:name="T50" style:family="text">
      <style:text-properties officeooo:rsid="00149c6c" fo:background-color="transparent" loext:char-shading-value="0"/>
    </style:style>
    <style:style style:name="T51" style:family="text">
      <style:text-properties officeooo:rsid="0014bf39" fo:background-color="transparent" loext:char-shading-value="0"/>
    </style:style>
    <style:style style:name="T52" style:family="text">
      <style:text-properties officeooo:rsid="0018d669" fo:background-color="transparent" loext:char-shading-value="0"/>
    </style:style>
    <style:style style:name="T53" style:family="text">
      <style:text-properties officeooo:rsid="0019ed8a" fo:background-color="transparent" loext:char-shading-value="0"/>
    </style:style>
    <style:style style:name="T54" style:family="text">
      <style:text-properties officeooo:rsid="001a5b59" fo:background-color="transparent" loext:char-shading-value="0"/>
    </style:style>
    <style:style style:name="T55" style:family="text">
      <style:text-properties officeooo:rsid="001eba0c" fo:background-color="transparent" loext:char-shading-value="0"/>
    </style:style>
    <style:style style:name="T56" style:family="text">
      <style:text-properties officeooo:rsid="002c0eff" fo:background-color="transparent" loext:char-shading-value="0"/>
    </style:style>
    <style:style style:name="T57" style:family="text">
      <style:text-properties style:use-window-font-color="true" loext:opacity="0%" fo:font-style="italic" fo:font-weight="normal" officeooo:rsid="0019ed8a" fo:background-color="transparent" loext:char-shading-value="0" style:font-style-asian="italic" style:font-weight-asian="normal" style:font-style-complex="italic" style:font-weight-complex="normal"/>
    </style:style>
    <style:style style:name="T58" style:family="text">
      <style:text-properties style:use-window-font-color="true" loext:opacity="0%" fo:font-style="italic" fo:font-weight="normal" officeooo:rsid="001b0a4f" fo:background-color="transparent" loext:char-shading-value="0" style:font-style-asian="italic" style:font-weight-asian="normal" style:font-style-complex="italic" style:font-weight-complex="normal"/>
    </style:style>
    <style:style style:name="T59" style:family="text">
      <style:text-properties style:use-window-font-color="true" loext:opacity="0%" fo:font-style="italic" fo:font-weight="normal" officeooo:rsid="001c6851" fo:background-color="transparent" loext:char-shading-value="0" style:font-style-asian="italic" style:font-weight-asian="normal" style:font-style-complex="italic" style:font-weight-complex="normal"/>
    </style:style>
    <style:style style:name="T60" style:family="text">
      <style:text-properties style:use-window-font-color="true" loext:opacity="0%" fo:font-style="italic" fo:font-weight="bold" officeooo:rsid="001a5b59" fo:background-color="transparent" loext:char-shading-value="0" style:font-style-asian="italic" style:font-weight-asian="bold" style:font-style-complex="italic" style:font-weight-complex="bold"/>
    </style:style>
    <style:style style:name="T61" style:family="text">
      <style:text-properties style:use-window-font-color="true" loext:opacity="0%" fo:font-style="italic" style:text-underline-style="none" fo:font-weight="normal" officeooo:rsid="001c6851" fo:background-color="transparent" loext:char-shading-value="0" style:font-style-asian="italic" style:font-weight-asian="normal" style:font-style-complex="italic" style:font-weight-complex="normal"/>
    </style:style>
    <style:style style:name="T62" style:family="text">
      <style:text-properties style:use-window-font-color="true" loext:opacity="0%" fo:font-style="normal" style:text-underline-style="none" fo:font-weight="normal" officeooo:rsid="001c6851" fo:background-color="transparent" loext:char-shading-value="0" style:font-style-asian="normal" style:font-weight-asian="normal" style:font-style-complex="normal" style:font-weight-complex="normal"/>
    </style:style>
    <style:style style:name="T63" style:family="text">
      <style:text-properties style:use-window-font-color="true" loext:opacity="0%" fo:font-style="normal" style:text-underline-style="none" fo:font-weight="normal" officeooo:rsid="001cb749" fo:background-color="transparent" loext:char-shading-value="0" style:font-style-asian="normal" style:font-weight-asian="normal" style:font-style-complex="normal" style:font-weight-complex="normal"/>
    </style:style>
    <style:style style:name="T64" style:family="text">
      <style:text-properties style:use-window-font-color="true" loext:opacity="0%" fo:font-style="normal" style:text-underline-style="none" fo:font-weight="normal" officeooo:rsid="001e69a2" fo:background-color="transparent" loext:char-shading-value="0" style:font-style-asian="normal" style:font-weight-asian="normal" style:font-style-complex="normal" style:font-weight-complex="normal"/>
    </style:style>
    <style:style style:name="T65" style:family="text">
      <style:text-properties style:use-window-font-color="true" loext:opacity="0%" fo:font-style="normal" style:text-underline-style="none" fo:font-weight="normal" officeooo:rsid="001f2b44" fo:background-color="transparent" loext:char-shading-value="0" style:font-style-asian="normal" style:font-weight-asian="normal" style:font-style-complex="normal" style:font-weight-complex="normal"/>
    </style:style>
    <style:style style:name="T66" style:family="text">
      <style:text-properties style:use-window-font-color="true" loext:opacity="0%" fo:font-style="normal" style:text-underline-style="none" fo:font-weight="normal" officeooo:rsid="0020d072" fo:background-color="transparent" loext:char-shading-value="0" style:font-style-asian="normal" style:font-weight-asian="normal" style:font-style-complex="normal" style:font-weight-complex="normal"/>
    </style:style>
    <style:style style:name="T67" style:family="text">
      <style:text-properties style:text-position="super 58%" fo:background-color="transparent" loext:char-shading-value="0"/>
    </style:style>
    <style:style style:name="T68" style:family="text">
      <style:text-properties fo:font-variant="normal" fo:text-transform="none" style:use-window-font-color="true" loext:opacity="0%"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69" style:family="text">
      <style:text-properties fo:font-variant="normal" fo:text-transform="none" style:use-window-font-color="true" loext:opacity="0%" fo:letter-spacing="normal" fo:font-style="normal" style:text-underline-style="none" fo:font-weight="normal" officeooo:rsid="0020d072" fo:background-color="transparent" loext:char-shading-value="0" style:font-style-asian="normal" style:font-weight-asian="normal" style:font-style-complex="normal" style:font-weight-complex="normal"/>
    </style:style>
    <style:style style:name="T70" style:family="text">
      <style:text-properties fo:font-variant="normal" fo:text-transform="none" style:use-window-font-color="true" loext:opacity="0%" fo:letter-spacing="normal" fo:font-style="normal" style:text-underline-style="none" fo:font-weight="normal" officeooo:rsid="00215f0b" fo:background-color="transparent" loext:char-shading-value="0" style:font-style-asian="normal" style:font-weight-asian="normal" style:font-style-complex="normal" style:font-weight-complex="normal"/>
    </style:style>
    <style:style style:name="T71" style:family="text">
      <style:text-properties fo:font-variant="normal" fo:text-transform="none" style:use-window-font-color="true" loext:opacity="0%" fo:letter-spacing="normal" fo:font-style="normal" style:text-underline-style="none" fo:font-weight="normal" officeooo:rsid="0021e806" fo:background-color="transparent" loext:char-shading-value="0" style:font-style-asian="normal" style:font-weight-asian="normal" style:font-style-complex="normal" style:font-weight-complex="normal"/>
    </style:style>
    <style:style style:name="T72" style:family="text">
      <style:text-properties fo:font-variant="normal" fo:text-transform="none" style:use-window-font-color="true" loext:opacity="0%" fo:letter-spacing="normal" fo:font-style="normal" style:text-underline-style="none" fo:font-weight="normal" officeooo:rsid="002239d2" fo:background-color="transparent" loext:char-shading-value="0" style:font-style-asian="normal" style:font-weight-asian="normal" style:font-style-complex="normal" style:font-weight-complex="normal"/>
    </style:style>
    <style:style style:name="T73" style:family="text">
      <style:text-properties fo:font-variant="normal" fo:text-transform="none" style:use-window-font-color="true" loext:opacity="0%" fo:letter-spacing="normal" fo:font-style="normal" style:text-underline-style="none" fo:font-weight="normal" officeooo:rsid="0024bf13" fo:background-color="transparent" loext:char-shading-value="0" style:font-style-asian="normal" style:font-weight-asian="normal" style:font-style-complex="normal" style:font-weight-complex="normal"/>
    </style:style>
    <style:style style:name="T74" style:family="text">
      <style:text-properties fo:font-variant="normal" fo:text-transform="none" style:use-window-font-color="true" loext:opacity="0%" fo:letter-spacing="normal" fo:font-style="normal" style:text-underline-style="none" fo:font-weight="normal" officeooo:rsid="0024ee19" fo:background-color="transparent" loext:char-shading-value="0" style:font-style-asian="normal" style:font-weight-asian="normal" style:font-style-complex="normal" style:font-weight-complex="normal"/>
    </style:style>
    <style:style style:name="T75" style:family="text">
      <style:text-properties fo:font-variant="normal" fo:text-transform="none" style:use-window-font-color="true" loext:opacity="0%" fo:letter-spacing="normal" fo:font-style="normal" style:text-underline-style="none" fo:font-weight="normal" officeooo:rsid="002671d2" fo:background-color="transparent" loext:char-shading-value="0" style:font-style-asian="normal" style:font-weight-asian="normal" style:font-style-complex="normal" style:font-weight-complex="normal"/>
    </style:style>
    <style:style style:name="T76" style:family="text">
      <style:text-properties fo:font-variant="normal" fo:text-transform="none" style:use-window-font-color="true" loext:opacity="0%" fo:letter-spacing="normal" fo:font-style="normal" style:text-underline-style="none" fo:font-weight="normal" officeooo:rsid="00287db3" fo:background-color="transparent" loext:char-shading-value="0" style:font-style-asian="normal" style:font-weight-asian="normal" style:font-style-complex="normal" style:font-weight-complex="normal"/>
    </style:style>
    <style:style style:name="T77" style:family="text">
      <style:text-properties fo:font-variant="normal" fo:text-transform="none" style:use-window-font-color="true" loext:opacity="0%" fo:letter-spacing="normal" fo:font-style="normal" style:text-underline-style="none" fo:font-weight="normal" officeooo:rsid="0029b163" fo:background-color="transparent" loext:char-shading-value="0" style:font-style-asian="normal" style:font-weight-asian="normal" style:font-style-complex="normal" style:font-weight-complex="normal"/>
    </style:style>
    <style:style style:name="T78" style:family="text">
      <style:text-properties fo:font-variant="normal" fo:text-transform="none" style:use-window-font-color="true" loext:opacity="0%" fo:letter-spacing="normal" fo:font-style="normal" style:text-underline-style="none" fo:font-weight="normal" officeooo:rsid="002a9d1a" fo:background-color="transparent" loext:char-shading-value="0" style:font-style-asian="normal" style:font-weight-asian="normal" style:font-style-complex="normal" style:font-weight-complex="normal"/>
    </style:style>
    <style:style style:name="T79" style:family="text">
      <style:text-properties fo:font-variant="normal" fo:text-transform="none" style:use-window-font-color="true" loext:opacity="0%" fo:letter-spacing="normal" fo:font-style="normal" style:text-underline-style="none" fo:font-weight="normal" officeooo:rsid="002c0eff" fo:background-color="transparent" loext:char-shading-value="0" style:font-style-asian="normal" style:font-weight-asian="normal" style:font-style-complex="normal" style:font-weight-complex="normal"/>
    </style:style>
    <style:style style:name="T80" style:family="text">
      <style:text-properties fo:font-variant="normal" fo:text-transform="none" style:use-window-font-color="true" loext:opacity="0%" fo:letter-spacing="normal" fo:font-style="normal" style:text-underline-style="none" fo:font-weight="normal" officeooo:rsid="002d1eb9" fo:background-color="transparent" loext:char-shading-value="0" style:font-style-asian="normal" style:font-weight-asian="normal" style:font-style-complex="normal" style:font-weight-complex="normal"/>
    </style:style>
    <style:style style:name="T81" style:family="text">
      <style:text-properties fo:font-variant="normal" fo:text-transform="none" style:use-window-font-color="true" loext:opacity="0%" fo:letter-spacing="normal" fo:font-style="normal" style:text-underline-style="none" fo:font-weight="normal" officeooo:rsid="002e2ab3" fo:background-color="transparent" loext:char-shading-value="0" style:font-style-asian="normal" style:font-weight-asian="normal" style:font-style-complex="normal" style:font-weight-complex="normal"/>
    </style:style>
    <style:style style:name="T82" style:family="text">
      <style:text-properties fo:font-variant="normal" fo:text-transform="none" style:use-window-font-color="true" loext:opacity="0%" fo:letter-spacing="normal" fo:font-style="normal" style:text-underline-style="none" fo:font-weight="normal" officeooo:rsid="002fef6e" fo:background-color="transparent" loext:char-shading-value="0" style:font-style-asian="normal" style:font-weight-asian="normal" style:font-style-complex="normal" style:font-weight-complex="normal"/>
    </style:style>
    <style:style style:name="T83" style:family="text">
      <style:text-properties fo:font-variant="normal" fo:text-transform="none" style:use-window-font-color="true" loext:opacity="0%" fo:letter-spacing="normal" fo:font-style="normal" style:text-underline-style="none" fo:font-weight="normal" officeooo:rsid="00315ca5" fo:background-color="transparent" loext:char-shading-value="0" style:font-style-asian="normal" style:font-weight-asian="normal" style:font-style-complex="normal" style:font-weight-complex="normal"/>
    </style:style>
    <style:style style:name="T84" style:family="text">
      <style:text-properties fo:font-variant="normal" fo:text-transform="none" style:use-window-font-color="true" loext:opacity="0%" fo:letter-spacing="normal" fo:font-style="normal" style:text-underline-style="none" fo:font-weight="normal" officeooo:rsid="003258f2" fo:background-color="transparent" loext:char-shading-value="0" style:font-style-asian="normal" style:font-weight-asian="normal" style:font-style-complex="normal" style:font-weight-complex="normal"/>
    </style:style>
    <style:style style:name="T85" style:family="text">
      <style:text-properties fo:font-variant="normal" fo:text-transform="none" style:use-window-font-color="true" loext:opacity="0%" fo:letter-spacing="normal" fo:font-style="normal" style:text-underline-style="none" fo:font-weight="normal" officeooo:rsid="0033a084" fo:background-color="transparent" loext:char-shading-value="0" style:font-style-asian="normal" style:font-weight-asian="normal" style:font-style-complex="normal" style:font-weight-complex="normal"/>
    </style:style>
    <style:style style:name="T86" style:family="text">
      <style:text-properties fo:font-variant="normal" fo:text-transform="none" style:use-window-font-color="true" loext:opacity="0%" fo:letter-spacing="normal" fo:font-style="normal" style:text-underline-style="none" fo:font-weight="normal" officeooo:rsid="003654ac" fo:background-color="transparent" loext:char-shading-value="0" style:font-style-asian="normal" style:font-weight-asian="normal" style:font-style-complex="normal" style:font-weight-complex="normal"/>
    </style:style>
    <style:style style:name="T87" style:family="text">
      <style:text-properties fo:font-variant="normal" fo:text-transform="none" style:use-window-font-color="true" loext:opacity="0%" fo:letter-spacing="normal" fo:font-style="normal" style:text-underline-style="none" fo:font-weight="normal" officeooo:rsid="00390298" fo:background-color="transparent" loext:char-shading-value="0" style:font-style-asian="normal" style:font-weight-asian="normal" style:font-style-complex="normal" style:font-weight-complex="normal"/>
    </style:style>
    <style:style style:name="T88" style:family="text">
      <style:text-properties fo:font-variant="normal" fo:text-transform="none" style:use-window-font-color="true" loext:opacity="0%" fo:letter-spacing="normal" fo:font-style="normal" style:text-underline-style="none" fo:font-weight="normal" officeooo:rsid="003b3249" fo:background-color="transparent" loext:char-shading-value="0" style:font-style-asian="normal" style:font-weight-asian="normal" style:font-style-complex="normal" style:font-weight-complex="normal"/>
    </style:style>
    <style:style style:name="T89" style:family="text">
      <style:text-properties fo:font-variant="normal" fo:text-transform="none" style:use-window-font-color="true" loext:opacity="0%" fo:letter-spacing="normal" fo:font-style="normal" style:text-underline-style="none" fo:font-weight="normal" officeooo:rsid="003e8aa5" fo:background-color="transparent" loext:char-shading-value="0" style:font-style-asian="normal" style:font-weight-asian="normal" style:font-style-complex="normal" style:font-weight-complex="normal"/>
    </style:style>
    <style:style style:name="T90" style:family="text">
      <style:text-properties fo:font-variant="normal" fo:text-transform="none" style:use-window-font-color="true" loext:opacity="0%" fo:letter-spacing="normal" fo:font-style="normal" style:text-underline-style="none" fo:font-weight="normal" officeooo:rsid="003e99be" fo:background-color="transparent" loext:char-shading-value="0" style:font-style-asian="normal" style:font-weight-asian="normal" style:font-style-complex="normal" style:font-weight-complex="normal"/>
    </style:style>
    <style:style style:name="T91" style:family="text">
      <style:text-properties fo:font-variant="normal" fo:text-transform="none" style:use-window-font-color="true" loext:opacity="0%" fo:letter-spacing="normal" fo:font-style="normal" style:text-underline-style="none" fo:font-weight="normal" officeooo:rsid="003ff3ef" fo:background-color="transparent" loext:char-shading-value="0" style:font-style-asian="normal" style:font-weight-asian="normal" style:font-style-complex="normal" style:font-weight-complex="normal"/>
    </style:style>
    <style:style style:name="T92" style:family="text">
      <style:text-properties fo:font-variant="normal" fo:text-transform="none" style:use-window-font-color="true" loext:opacity="0%" fo:letter-spacing="normal" fo:font-style="normal" style:text-underline-style="none" fo:font-weight="normal" officeooo:rsid="0041555f" fo:background-color="transparent" loext:char-shading-value="0" style:font-style-asian="normal" style:font-weight-asian="normal" style:font-style-complex="normal" style:font-weight-complex="normal"/>
    </style:style>
    <style:style style:name="T93" style:family="text">
      <style:text-properties fo:font-variant="normal" fo:text-transform="none" style:use-window-font-color="true" loext:opacity="0%" fo:letter-spacing="normal" fo:font-style="normal" style:text-underline-style="none" fo:font-weight="normal" officeooo:rsid="0041cbe4" fo:background-color="transparent" loext:char-shading-value="0" style:font-style-asian="normal" style:font-weight-asian="normal" style:font-style-complex="normal" style:font-weight-complex="normal"/>
    </style:style>
    <style:style style:name="T94" style:family="text">
      <style:text-properties fo:font-variant="normal" fo:text-transform="none" style:use-window-font-color="true" loext:opacity="0%" fo:letter-spacing="normal" fo:font-style="normal" style:text-underline-style="none" fo:font-weight="normal" officeooo:rsid="0042d8f5" fo:background-color="transparent" loext:char-shading-value="0" style:font-style-asian="normal" style:font-weight-asian="normal" style:font-style-complex="normal" style:font-weight-complex="normal"/>
    </style:style>
    <style:style style:name="T95" style:family="text">
      <style:text-properties fo:font-variant="normal" fo:text-transform="none" style:use-window-font-color="true" loext:opacity="0%" fo:letter-spacing="normal" fo:font-style="normal" style:text-underline-style="none" fo:font-weight="normal" officeooo:rsid="0043c6f3" fo:background-color="transparent" loext:char-shading-value="0" style:font-style-asian="normal" style:font-weight-asian="normal" style:font-style-complex="normal" style:font-weight-complex="normal"/>
    </style:style>
    <style:style style:name="T96" style:family="text">
      <style:text-properties fo:font-variant="normal" fo:text-transform="none" style:use-window-font-color="true" loext:opacity="0%" fo:letter-spacing="normal" fo:font-style="normal" style:text-underline-style="none" fo:font-weight="normal" officeooo:rsid="0045a567" fo:background-color="transparent" loext:char-shading-value="0" style:font-style-asian="normal" style:font-weight-asian="normal" style:font-style-complex="normal" style:font-weight-complex="normal"/>
    </style:style>
    <style:style style:name="T97" style:family="text">
      <style:text-properties fo:font-variant="normal" fo:text-transform="none" style:use-window-font-color="true" loext:opacity="0%" fo:letter-spacing="normal" fo:font-style="normal" style:text-underline-style="none" fo:font-weight="normal" officeooo:rsid="0046476c" fo:background-color="transparent" loext:char-shading-value="0" style:font-style-asian="normal" style:font-weight-asian="normal" style:font-style-complex="normal" style:font-weight-complex="normal"/>
    </style:style>
    <style:style style:name="T98" style:family="text">
      <style:text-properties fo:font-variant="normal" fo:text-transform="none" style:use-window-font-color="true" loext:opacity="0%" fo:letter-spacing="normal" fo:font-style="normal" style:text-underline-style="none" fo:font-weight="normal" officeooo:rsid="004656d9" fo:background-color="transparent" loext:char-shading-value="0" style:font-style-asian="normal" style:font-weight-asian="normal" style:font-style-complex="normal" style:font-weight-complex="normal"/>
    </style:style>
    <style:style style:name="T99" style:family="text">
      <style:text-properties fo:font-variant="normal" fo:text-transform="none" style:use-window-font-color="true" loext:opacity="0%" fo:letter-spacing="normal" fo:font-style="normal" style:text-underline-style="none" fo:font-weight="normal" officeooo:rsid="00473f39" fo:background-color="transparent" loext:char-shading-value="0" style:font-style-asian="normal" style:font-weight-asian="normal" style:font-style-complex="normal" style:font-weight-complex="normal"/>
    </style:style>
    <style:style style:name="T100" style:family="text">
      <style:text-properties fo:font-variant="normal" fo:text-transform="none" style:use-window-font-color="true" loext:opacity="0%" fo:letter-spacing="normal" fo:font-style="normal" style:text-underline-style="none" fo:font-weight="normal" officeooo:rsid="00481acb" fo:background-color="transparent" loext:char-shading-value="0" style:font-style-asian="normal" style:font-weight-asian="normal" style:font-style-complex="normal" style:font-weight-complex="normal"/>
    </style:style>
    <style:style style:name="T101" style:family="text">
      <style:text-properties fo:font-variant="normal" fo:text-transform="none" style:use-window-font-color="true" loext:opacity="0%" fo:letter-spacing="normal" fo:font-style="normal" style:text-underline-style="none" fo:background-color="transparent" loext:char-shading-value="0" style:font-style-asian="normal" style:font-style-complex="normal"/>
    </style:style>
    <style:style style:name="T102" style:family="text">
      <style:text-properties fo:font-variant="normal" fo:text-transform="none" style:use-window-font-color="true" loext:opacity="0%" fo:letter-spacing="normal" fo:font-style="normal" style:text-underline-style="none" officeooo:rsid="002671d2" fo:background-color="transparent" loext:char-shading-value="0" style:font-style-asian="normal" style:font-style-complex="normal"/>
    </style:style>
    <style:style style:name="T103" style:family="text">
      <style:text-properties fo:font-variant="normal" fo:text-transform="none" style:use-window-font-color="true" loext:opacity="0%" fo:letter-spacing="normal" fo:font-style="italic" style:text-underline-style="none" fo:font-weight="normal" officeooo:rsid="002d1eb9" fo:background-color="transparent" loext:char-shading-value="0" style:font-style-asian="italic" style:font-weight-asian="normal" style:font-style-complex="italic"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04f3372" style:font-weight-asian="normal" style:font-weight-complex="normal"/>
    </style:style>
    <style:style style:name="T106" style:family="text">
      <style:text-properties fo:font-weight="normal" officeooo:rsid="004f37a1" style:font-weight-asian="normal" style:font-weight-complex="normal"/>
    </style:style>
    <style:style style:name="T107" style:family="text">
      <style:text-properties fo:font-weight="normal" officeooo:rsid="005017f6" style:font-weight-asian="normal" style:font-weight-complex="normal"/>
    </style:style>
    <style:style style:name="T108" style:family="text">
      <style:text-properties fo:font-weight="normal" officeooo:rsid="0050882b" style:font-weight-asian="normal" style:font-weight-complex="normal"/>
    </style:style>
    <style:style style:name="T109" style:family="text">
      <style:text-properties fo:font-weight="normal" officeooo:rsid="00522b47" style:font-weight-asian="normal" style:font-weight-complex="normal"/>
    </style:style>
    <style:style style:name="T110" style:family="text">
      <style:text-properties fo:font-weight="normal" officeooo:rsid="00528100" style:font-weight-asian="normal" style:font-weight-complex="normal"/>
    </style:style>
    <style:style style:name="T111" style:family="text">
      <style:text-properties fo:font-weight="normal" officeooo:rsid="0053b148" style:font-weight-asian="normal" style:font-weight-complex="normal"/>
    </style:style>
    <style:style style:name="T112" style:family="text">
      <style:text-properties fo:font-weight="normal" officeooo:rsid="0054ead8" style:font-weight-asian="normal" style:font-weight-complex="normal"/>
    </style:style>
    <style:style style:name="T113" style:family="text">
      <style:text-properties fo:font-weight="normal" officeooo:rsid="0056a0a3" style:font-weight-asian="normal" style:font-weight-complex="normal"/>
    </style:style>
    <style:style style:name="T114" style:family="text">
      <style:text-properties fo:font-weight="normal" officeooo:rsid="005711f0" style:font-weight-asian="normal" style:font-weight-complex="normal"/>
    </style:style>
    <style:style style:name="T115" style:family="text">
      <style:text-properties fo:font-weight="normal" officeooo:rsid="005914da" style:font-weight-asian="normal" style:font-weight-complex="normal"/>
    </style:style>
    <style:style style:name="T116" style:family="text">
      <style:text-properties fo:font-weight="normal" officeooo:rsid="00597303" style:font-weight-asian="normal" style:font-weight-complex="normal"/>
    </style:style>
    <style:style style:name="T117" style:family="text">
      <style:text-properties fo:font-weight="normal" officeooo:rsid="0059e5e4" style:font-weight-asian="normal" style:font-weight-complex="normal"/>
    </style:style>
    <style:style style:name="T118" style:family="text">
      <style:text-properties fo:font-weight="normal" officeooo:rsid="005b7e4b" style:font-weight-asian="normal" style:font-weight-complex="normal"/>
    </style:style>
    <style:style style:name="T119" style:family="text">
      <style:text-properties fo:font-weight="normal" officeooo:rsid="005ce3b5" style:font-weight-asian="normal" style:font-weight-complex="normal"/>
    </style:style>
    <style:style style:name="T120" style:family="text">
      <style:text-properties fo:font-weight="normal" officeooo:rsid="005d10cc" style:font-weight-asian="normal" style:font-weight-complex="normal"/>
    </style:style>
    <style:style style:name="T121" style:family="text">
      <style:text-properties fo:font-weight="normal" officeooo:rsid="00602013" style:font-weight-asian="normal" style:font-weight-complex="normal"/>
    </style:style>
    <style:style style:name="T122" style:family="text">
      <style:text-properties fo:font-weight="normal" officeooo:rsid="0060984e" style:font-weight-asian="normal" style:font-weight-complex="normal"/>
    </style:style>
    <style:style style:name="T123" style:family="text">
      <style:text-properties fo:font-weight="normal" officeooo:rsid="006162f4" style:font-weight-asian="normal" style:font-weight-complex="normal"/>
    </style:style>
    <style:style style:name="T124" style:family="text">
      <style:text-properties officeooo:rsid="002c0eff"/>
    </style:style>
    <style:style style:name="T125" style:family="text">
      <style:text-properties officeooo:rsid="00484d6a"/>
    </style:style>
    <style:style style:name="T126" style:family="text">
      <style:text-properties officeooo:rsid="004d654b"/>
    </style:style>
    <style:style style:name="T127" style:family="text">
      <style:text-properties officeooo:rsid="004e293c"/>
    </style:style>
    <style:style style:name="T128" style:family="text">
      <style:text-properties officeooo:rsid="004f3372"/>
    </style:style>
    <style:style style:name="T129" style:family="text">
      <style:text-properties style:text-underline-style="solid" style:text-underline-type="double" style:text-underline-width="auto" style:text-underline-color="font-color" fo:font-weight="normal" style:font-weight-asian="normal" style:font-weight-complex="normal"/>
    </style:style>
    <style:style style:name="T130" style:family="text">
      <style:text-properties officeooo:rsid="005711f0"/>
    </style:style>
    <style:style style:name="T131" style:family="text">
      <style:text-properties officeooo:rsid="005ce3b5"/>
    </style:style>
    <style:style style:name="T132" style:family="text">
      <style:text-properties officeooo:rsid="005eafd5"/>
    </style:style>
    <style:style style:name="T133" style:family="text">
      <style:text-properties officeooo:rsid="00602013"/>
    </style:style>
    <style:style style:name="T134" style:family="text">
      <style:text-properties officeooo:rsid="0060984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ART B TEMPLATE</text:p>
      <text:p text:style-name="P14">------------------------------------- Start of page count (max 10 pages) --------------------------------</text:p>
      <text:p text:style-name="P14"/>
      <text:p text:style-name="P8"><text:span text:style-name="T23">Part B-1</text:span><text:span text:style-name="T29"> </text:span></text:p>
      <text:p text:style-name="P36"/>
      <text:p text:style-name="P5"><text:span text:style-name="T24">1. Excellence</text:span><text:span text:style-name="T26"> <text:s/></text:span><text:span text:style-name="T24"><text:s/></text:span></text:p>
      <text:p text:style-name="P10"><text:s/></text:p>
      <text:list xml:id="list3079616851" text:style-name="WWNum1">
        <text:list-item>
          <text:list>
            <text:list-item>
              <text:p text:style-name="P83">Quality and pertinence of the project’s research and innovation objectives (and the extent to which they are ambitious, and go beyond the state of the art)</text:p>
            </text:list-item>
          </text:list>
        </text:list-item>
      </text:list>
      <text:p text:style-name="P9"/>
      <text:p text:style-name="P14">At a minimum, address the following aspects:</text:p>
      <text:list xml:id="list1368133767" text:style-name="WWNum4">
        <text:list-item>
          <text:p text:style-name="P84">Describe the quality and pertinence of the R&amp;I objectives; are the objectives measurable and verifiable? Are they realistically achievable?</text:p>
        </text:list-item>
        <text:list-item>
          <text:p text:style-name="P84">Describe how your project goes beyond the state-of-the-art, and the extent to which the proposed work is ambitious.</text:p>
        </text:list-item>
      </text:list>
      <text:p text:style-name="P11"/>
      <text:p text:style-name="P72">Introduction, historical remarks and state-of-the-art.</text:p>
      <text:p text:style-name="P72"/>
      <text:p text:style-name="P73">In a very basic and general approach, most sciences and scientific disciplines follow a standard scientific method. Very generally speaking, this method consists of a series of clearly defined steps that can be summarised <text:s/>as: <text:s/>o<text:span text:style-name="T36">bservation, </text:span>measurement, experimentation, and <text:span text:style-name="T36">formulation, </text:span>testing and modification of hypotheses. <text:s/></text:p>
      <text:p text:style-name="P74">The development of theoretical mathematical knowledge requires the formulation <text:s/>and formal proof of hypotheses. For th<text:span text:style-name="T124">is</text:span> reason, it is almost impossible to follow the standard scientific steps <text:span text:style-name="T124">mentioned</text:span> above. <text:span text:style-name="T37">Every day work of a mathematician usually starts with </text:span>an idea that eventually becomes a<text:span text:style-name="T37"> hypothesis based on merely intuition and sometimes a handful of examples. More often than not the hypothesis </text:span>turns to be incorrect and this only shows when failing to give a formal and complete proof. Usually the hypotheses needs to be modified and the process must start over again, without being able to report any knowledge from those previous attempts. Moreover, this need not to be the worst case scenario, it could be that a hypothesis is perfectly correct but the tools <text:span text:style-name="T39">needed </text:span><text:s/>to develop a formal proof are not developed yet. <text:span text:style-name="T38">Reference to say, Fermat’s last theorem?</text:span></text:p>
      <text:p text:style-name="P62">Clearly, the two scenarios presented above show that there is a need to improve and speed the way mathematical knowledge is developed. Unfortunately, there is not much to do for the latter situation; however <text:span text:style-name="T39">we could try to improve the </text:span><text:span text:style-name="T40">quotidian labor of a theoretical mathematician. This is precisely where </text:span><text:span text:style-name="T41">OURPROJECT </text:span><text:span text:style-name="T43">fits. </text:span><text:span text:style-name="T46">It is not uncommon that examples of mathematical objects are easy to construct in a theoretical context but hard to visualize in a concrete way. This usually comes from the very nature of the mathematical objects. However, discrete and combinatorial objects often possess a finite and natural way of save them as computational objects. Of course, this natural setting is usually limited by computational power or by the lack of efficient representation of such objects.</text:span></text:p>
      <text:p text:style-name="P63"><text:span text:style-name="T42">OURPROJECT’</text:span><text:span text:style-name="T45">s</text:span><text:span text:style-name="T42"> main objective is to develop data sets of </text:span><text:span text:style-name="T44">highly symmetric </text:span><text:span text:style-name="T42">maps, </text:span><text:span text:style-name="T44">abstract </text:span><text:span text:style-name="T42">polytopes and maniplexes. </text:span><text:span text:style-name="T46">Before explaining the mathematical details and the state-of-the-art we should point out the importance of these datasets. The obvious relevance comes from building sets of examples where new conjectures can be tested. This is our approach to imitate the data collection and experimentation phase used on some other disciplines. As mentioned before, the construction of these datasets most likely depend on finding new ways of storing and constructing and describing these objects. This leads to constant </text:span><text:span text:style-name="T47">two way development of</text:span><text:span text:style-name="T46"> knowledge: the </text:span><text:span text:style-name="T47">construction</text:span><text:span text:style-name="T46"> of data sets to test theoretical conjectures as well as the development of new theoretical results to improve the way these combinatorial objects are </text:span><text:span text:style-name="T47">constructed and stored. </text:span></text:p>
      <text:p text:style-name="P69"/>
      <text:p text:style-name="P63"><text:span text:style-name="T44">The term “polytope” is the generic word to refer to classical geometrical objects such as polygons and polyhedra; while maps on surfaces are also geometrical and topological objects that share many properties with classical convex polyhedra. Abstract polytopes are purely combinatorial objects that </text:span><text:soft-page-break/><text:span text:style-name="T44">generalise the geometrical notion of convex polytopes while maniplexes are a further generalisation of abstract polytopes. The </text:span><text:span text:style-name="T56">most relevant</text:span><text:span text:style-name="T44"> shared property for the objects of our interest is symmetry, which </text:span><text:span text:style-name="T45">sits our project in the interplay </text:span><text:span text:style-name="T56">between</text:span><text:span text:style-name="T45"> combinatorics and group theory with a natural flavor of geometry and topology. We introduce below the mathematical </text:span><text:span text:style-name="T49">context of the objects that we are interested in. We decide to use an historical approach to emphasise on the relevance of such objects across the development mathematical knowledge.</text:span></text:p>
      <text:p text:style-name="P70"/>
      <text:p text:style-name="P64"><text:span text:style-name="T35">Historical remarks</text:span><text:span text:style-name="T42">. </text:span><text:span text:style-name="T47">Highly symmetric polyhedra have captivated humankind for almost as long as history itself. There is archaeological evidence of stone balls representing what we now know as <text:s/>the symmetry groups of the five Platonic Solids. This evidence </text:span><text:span text:style-name="T48">was discovered in Scotland and</text:span><text:span text:style-name="T47"> dates from the first half of the third millennia BCE. </text:span><text:span text:style-name="T48">It is also known that the Egyptians and Babillonials were aware of the existence of such object but undoubtedly the Greeks have the credit of studying them form a purely mathematical interest. In fact, the thirteenth book of Euclid’s Elements is devoted to the classification of the five Platonic Solids. </text:span></text:p>
      <text:p text:style-name="P65"><text:span text:style-name="T48">T</text:span><text:span text:style-name="T42">he period succeeding the Greeks goes to the Roman and eventually the Byzantine empire, whose attitude to mathematics (and to other sciences as well) was ambiguous going form encouragement to suppression. However they must be credited by preserving the Greek’s mathematical knowledge. The Arabs did many contributions to mathematics in this period, however it seems that geometry and hence symmetric objects was not of their scientific interest. However, they did have a strong empirical knowledge of symmetry. It is possible to find patterns in the Alhambra that exemplify many of what we know today as the planar crystallographic groups, which are closely related to the symmetry groups of highly symmetric polyhedra. </text:span></text:p>
      <text:p text:style-name="P66"><text:span text:style-name="T42">This takes us to the middle ages where </text:span><text:span text:style-name="T50">as in other sciences, mathematical knowledge was not of heavy interest. However again the notion of symmetry did developed through artistic pieces. Notably, the oldest appearances of what we today know as stellated polyhedra appeared in a paint from 1420 by Paolo Uccello and an engraving from 1568 by Wenzel Jamnitzer. These objects were rediscovered first by Kepler in the </text:span><text:span text:style-name="T51">late 1500’s and then by Poinsot in 1809; both of which described them with a mathematical approach. Soon later, in 1811 these objects where classified by Cauchy.</text:span></text:p>
      <text:p text:style-name="P67"><text:span text:style-name="T50">A</text:span><text:span text:style-name="T42">lthough Platonic solids are as old as mathematics themselves, their theoretical relevance did not develop the same way as some other aspects of mathematics. It was not until the second half of the 19</text:span><text:span text:style-name="T67">th</text:span><text:span text:style-name="T42"> century that Schäfli formally studied the symmetries of Platonic Solids and their high</text:span><text:span text:style-name="T52">er dimensional analogous, those that we today know as regular convex polytopes. To this point it is important to remark that geometrical properties of convex polytopes allow us to fully classify them combinatorially by a sequence of numbers, the Schläfli symbol </text:span><text:span text:style-name="T54">(explained in detail below)</text:span><text:span text:style-name="T52">, and hence their reconstruction from a computational viewpoint is extremely simple. </text:span></text:p>
      <text:p text:style-name="P68"><text:span text:style-name="T42">The theory of polyhedral-like structures took a complete new breath with the contributions of H.S.M Coxeter. Those contributions are extremely numerous to list in here and spread al along the 20</text:span><text:span text:style-name="T67">th</text:span><text:span text:style-name="T42"> century. However, we should mention that Coxeter formally brought together the interplay between symmetry (group theory and geometry) and combinatorial objects. One of his most remarkable contributions is that of classifying symmetry groups generated by reflections (known today as Coxeter groups). <text:s/></text:span><text:span text:style-name="T53">The impact of Coxeter’s contributions has </text:span><text:span text:style-name="T54">served</text:span><text:span text:style-name="T53"> not only as reference but also as inspiration of many distinguished mathematicians and impacted not only to the community working with highly symmetric discrete objects but also to a huge extend of subareas of modern mathematics, just to mention some of them we refer to the work by Grünbaum </text:span><text:span text:style-name="T54">and </text:span><text:span text:style-name="T53">Dress </text:span><text:span text:style-name="T54">who settle the first steps to what we today call abstract polytopes</text:span><text:span text:style-name="T53">, </text:span><text:span text:style-name="T54">and to the work by</text:span><text:span text:style-name="T53"> Tits </text:span><text:span text:style-name="T54">on buildings </text:span><text:span text:style-name="T53"><text:s/></text:span><text:span text:style-name="T54">and</text:span><text:span text:style-name="T53"> </text:span><text:span text:style-name="T54">its further generalisation by </text:span><text:span text:style-name="T53">Buekenhout </text:span><text:span text:style-name="T54">as diagram geometries, both of which are related to the understanding of some of the so called spo[p,q]^+radic </text:span><text:span text:style-name="T55">almost simple </text:span><text:span text:style-name="T54">groups.</text:span></text:p>
      <text:p text:style-name="P71"/>
      <text:p text:style-name="P75"><text:span text:style-name="T60">Maps on surfaces.</text:span><text:span text:style-name="T57"> </text:span><text:span text:style-name="T58">A map M on a surface S can be though as an embedding of a graph G on a surface such that the </text:span><text:span text:style-name="T59">faces (</text:span><text:span text:style-name="T58">connected components S\G</text:span><text:span text:style-name="T59">)</text:span><text:span text:style-name="T58"> are homeomorphic to discs. The group Aut(M) of automorphisms of the map can be understood as the group of automorphism of G that extend to homeomorphisms of S. This allows us to understand the surface in a combinatorial way. Moreover, the baricentric subdivision of the map induces a triangulation of the surface into </text:span><text:span text:style-name="T61">flags </text:span><text:soft-page-break/><text:span text:style-name="T61">(</text:span><text:span text:style-name="T30">figure?</text:span><text:span text:style-name="T61">) so that</text:span><text:span text:style-name="T62"> the the action of Aut(M) on the set of flags is free. This implies that we can understand Aut(M) as a fixed-point free permutation group on the set of flags. Whenever this action is transitive the map is called regular (reflexible). This is consistent with the notion of regularity of polyhedra introduced by ______. In a regular map M, all the faces have the same amount p of vertices at its boundary and each vertex have the same degree q. In this situation we say that M is of (Schläfli) type {p,q}. Informally speaking, a regular map is one that admits fully reflectional symmetry. </text:span><text:span text:style-name="T63">A regular map of type {p,q} is fully determined by its automorphism group and moreover, this automorphism group is a quotient of the Coxeter group [p,q]. This fact has </text:span><text:span text:style-name="T64">b</text:span><text:span text:style-name="T63">een </text:span><text:span text:style-name="T64">h</text:span><text:span text:style-name="T63">eavily exploited to build data sets of regular maps. </text:span><text:span text:style-name="T65">Currently, there are several data sets of regular maps available. The approach taken on the development of each of them differ slightly one from another. </text:span><text:span text:style-name="T66">We list the available data below. </text:span></text:p>
      <text:p text:style-name="P76"><text:span text:style-name="T65">In [</text:span><text:span text:style-name="T66">C_2006_ROM101</text:span><text:span text:style-name="T65">] Conder lists </text:span><text:span text:style-name="T66">all the regular maps on orientable surfaces of genus 2 to 101 (</text:span><text:span text:style-name="T69">3378 entries); this census was later improved in [C_2011_ ROM</text:span><text:span text:style-name="T72">g</text:span><text:span text:style-name="T69">301] to list all regular orientable maps of genus 2 to 301</text:span><text:span text:style-name="T70">. The census</text:span><text:span text:style-name="T69"> [C_2011_ROM</text:span><text:span text:style-name="T72">g</text:span><text:span text:style-name="T69">301] has 15824 entries. </text:span><text:span text:style-name="T70">Every non-orientable regular maps admit an regular orientable double cover, as a consequences the previous cen</text:span><text:span text:style-name="T71">ci</text:span><text:span text:style-name="T70"> automatically have their non-orientable analogous: [C_2006_RNOM</text:span><text:span text:style-name="T72">g</text:span><text:span text:style-name="T70">202] and [C_2011_RNOM</text:span><text:span text:style-name="T72">g</text:span><text:span text:style-name="T70">602] which list the regular non-orientable maps of genus 2 to 202 (862 entries) and of genus 2 to 602 (3260). </text:span><text:span text:style-name="T71">The data sets described above were computed using the LowIndexNormalSubgroups </text:span><text:span text:style-name="T72">of MAGMA. Further uses of this routine lead to the data sets [C_2012_RM_</text:span><text:span text:style-name="T78">e</text:span><text:span text:style-name="T72">1000] of regular (orientable and non-orientable) maps with at most 10</text:span><text:span text:style-name="T78">0</text:span><text:span text:style-name="T72">0 edges. </text:span></text:p>
      <text:p text:style-name="P77"><text:span text:style-name="T73">A regular map on an orientable surface <text:s/>admits an index-two subgroup of automorphisms inducing full rotational symmetry. The maps (regular or not) admitting this high degree of rotational symmetry are often call rotary maps and such maps </text:span><text:span text:style-name="T74">can</text:span><text:span text:style-name="T73"> divided in two classes: reflexible (what we before called regular) and irreflexible or chiral. </text:span><text:span text:style-name="T74">Rotary maps are often regarded as the most symmetric maps, since many authors are only interested in orientation-preserving automorphisms. </text:span><text:span text:style-name="T76">The </text:span><text:span text:style-name="T77">rotation</text:span><text:span text:style-name="T76"> group </text:span><text:span text:style-name="T77">of a rotary map of type {p,q} is a quotient of [p,q]^+, the even subgroup of the Coxeter Group [p,q] by a normal subgroup M of [p,q]^+. If M is normal not only in [p,q]^+ but also in [p,q], then the associated rotary map is regular, otherwise is chiral. </text:span><text:span text:style-name="T76"><text:s/></text:span><text:span text:style-name="T77">This fact has been used to build families of rotary maps a</text:span><text:span text:style-name="T74">nd some data sets of such have been built as well. Notably, in [C_2012_RotM_1000e] Conder lists all the rotary maps with up to 1000 edges while in <text:s/>[P_2014_RotM_3000e] Potočnik impoves this dataset by listing all rotary maps with up to 3000 edges </text:span><text:span text:style-name="T75">(255,980 entries)</text:span><text:span text:style-name="T74">. Both datasets include a version where only regular or only chiral maps are listed. </text:span><text:span text:style-name="T75">In [C_2006_ChiM_101g] Conder presents a census of <text:s/>chiral <text:s/>maps on orientable surfaces of genus from 2 to 101 (594 entries). This <text:s/>census was later improved by Conder and in [C_20014_ChiM_301g] he presents the list of the 3870 chiral maps on orientable surfaces of genus from 2 to 301.</text:span></text:p>
      <text:p text:style-name="P41"/>
      <text:p text:style-name="P78"><text:span text:style-name="T102">A</text:span><text:span text:style-name="T101">bstract polytopes. </text:span><text:span text:style-name="T68">An abstract polytope is a partially ordered set that shares many properties with the face-lattice of a convex polytopes. Examples of such are, of course (the face lattices of), all convex polytopes but also tillings of Euclid</text:span><text:span text:style-name="T80">e</text:span><text:span text:style-name="T68">an and hyperbolic spaces, maps on surfaces as well as many objects with in principle, not necessarily nice geometrical representation. In a bit more detailed way, an abstract polytope (n-polytope, for short) is a combinatorial generalisation of all such geometrical objects. </text:span><text:span text:style-name="T79">Most maps on surfaces are 3-polytopes and every 3-polytope can be regarded as a map on a not necessarily compact surface. The notion of flags extend in a natural from maps to n-polytopes as maximal chains of the poset containing exactly one face of each of the <text:s/>n possible ranks (dimensions). </text:span><text:span text:style-name="T80">Each flag F has a unique i-adjacent flag F^i that shares all the faces but the one of rank i. This notion of adjacency of flags turns the set of flags into a n-edge coloured graph, the </text:span><text:span text:style-name="T103">flag graph of the polytope</text:span><text:span text:style-name="T80">. The group of automorphism of a polytope is </text:span><text:span text:style-name="T81">the group of colour-preserving automorphisms of the flag graph. This is in fact isomorphic to the automorphism group of P as </text:span><text:span text:style-name="T82">pos</text:span><text:span text:style-name="T83">et</text:span><text:span text:style-name="T82">, namely, the set of order-preserving bijections and also coincide with the topological definition of automorphisms for maps. </text:span><text:span text:style-name="T96">The degree of symmetry of a polytope can be measured with the number of falg-orbits of the automorphism group. </text:span><text:span text:style-name="T83">As with </text:span><text:soft-page-break/><text:span text:style-name="T83">maps, a polytope is regular if it is transitive on flags; </text:span><text:span text:style-name="T96">regular polytopes are the most symmetric ones. </text:span><text:span text:style-name="T84">The automorphism group of a regular polytope is a quotient of a Coxeter group with string diagram. As before, this result has be</text:span><text:span text:style-name="T87">e</text:span><text:span text:style-name="T84">n ex</text:span><text:span text:style-name="T85">t</text:span><text:span text:style-name="T84">ensively used to build regular polytopes from a theoretical approach. However, the amount of datasets available</text:span><text:span text:style-name="T85"> regular n-polytopes, with n &gt;= 4 is significantly small compared to that for maps. </text:span><text:span text:style-name="T86">In [H_2006_RP_2000f] Har</text:span><text:span text:style-name="T87">t</text:span><text:span text:style-name="T86">ley lists all the possible regular polytopes with at most 2000 flags, </text:span><text:span text:style-name="T92">excetp those with 1024 or 1536 flags)</text:span><text:span text:style-name="T86">. He used the library of small groups of GAP, that lists contains all possible groups with at most 2000 elements. The census [C_2012_RP_2000f] containing essentially the same information was computed by Conder. There are some datasets containing all regular polyopes whose automorphism group belongs to a relevant family of groups. Notably </text:span><text:span text:style-name="T87">Hartley’s </text:span><text:span text:style-name="T86">[</text:span><text:span text:style-name="T87">H_RPSSG</text:span><text:span text:style-name="T86">] </text:span><text:span text:style-name="T87">contains the regular polytopes whose automorphism group is one of the sporadic symple groups </text:span><text:span text:style-name="T88">of order smaller thant that of the Held group (aprox. 4X10^9). While in</text:span><text:span text:style-name="T87"> </text:span><text:span text:style-name="T86">[</text:span><text:span text:style-name="T88">L_RPASG</text:span><text:span text:style-name="T86">] </text:span><text:span text:style-name="T88">Leemans keeps an on going census of regular polytopes whose automorphism group is an almost simple group. Both data sets offer several thousands of examples of regular polytopes but most of them (over 90%) are rank 3 polytopes (maps).</text:span></text:p>
      <text:p text:style-name="P79"><text:span text:style-name="T88">I</text:span><text:span text:style-name="T68">n a very similar ways as </text:span><text:span text:style-name="T89">with</text:span><text:span text:style-name="T68"> maps, there is a combinatorial definition of rotary n-polytopes. Rotary but non-regular polytopes are called chiral and besides regular polytopes. </text:span><text:span text:style-name="T96">C</text:span><text:span text:style-name="T68">hiral polytopes </text:span><text:span text:style-name="T96">have 2-flag orbits and the class of chiral polytopes is</text:span><text:span text:style-name="T68"> the second most studied symmetry family of abstract polytopes. However, the availability of data set</text:span><text:span text:style-name="T89">s or even explicit examples</text:span><text:span text:style-name="T68"> of chiral polytopes </text:span><text:span text:style-name="T89">of rank higher than 4</text:span><text:span text:style-name="T68"> is almost non-existent. </text:span><text:span text:style-name="T89">Chiral polytopes of rank 3 (chiral maps) are a classical part of the theory and the definition naturally extends to higher ranks. Chiral polytopes were formally introduced by Schulte and Weiss in beginning of the 90’s [REF!]</text:span><text:span text:style-name="T90"> and for many years it was hard to theoretically find examples of chiral polytopes of rank 4 or 5. Moreover, in the attempt of finding such examples many non-existence results were established. It was until 2010 that Pellicer proved that chiral n-polytopes exists for any n [REF]. Pellicer’s proof is constructive but trying to compute the smallest of his examples of rank larger than 10 </text:span><text:span text:style-name="T91">is not practical with the current computational power; the size of such polytopes grows as a tower of exponential functions whose length grows with n. </text:span></text:p>
      <text:p text:style-name="P80"><text:span text:style-name="T68">As mentioned before the existence of data sets of chiral polytopes is very limited. Every chiral polytope admits a minimal regular cover, which implies that we can explore the data sets of regular polytopes </text:span><text:span text:style-name="T92">and check which of them are regular covers of chiral polytopes. Using this approach, Hartley collected in [H_SCP] all the chiral polytopes whose minimal regular cover appears in [H_2012_RP_2000f]. This census of chiral polytopes contains only 56 polytopes (compared to the over 20 000 entries in the census of regular polytopes used to build it). Moreover, only 8 of such polytopes are of rank 4, the remaining 48 are chiral maps. Using </text:span><text:span text:style-name="T71">LowIndexNormalSubgroups </text:span><text:span text:style-name="T93">routine for MAGMA</text:span><text:span text:style-name="T92"> , Conder constructed the census [C_</text:span><text:span text:style-name="T93">CP_2000f</text:span><text:span text:style-name="T92">] </text:span><text:span text:style-name="T93">which contains all chiral polytopes with at most 2000 flags. To no one surprise, this atlas contains mostly examples in rank 3, a few examples in rank 4 and just one example in rank 5. As with </text:span><text:span text:style-name="T94">regular polytopes. Leemans et al. Keep in [L_CPASG] a on going cen</text:span><text:span text:style-name="T95">s</text:span><text:span text:style-name="T94">us of chiral polytopes whose automorphism group is one of the almost simple groups. This census contains just a few thousands of entries and as with the other cenci of chiral polytopes, the vast majority of them are or rank 3, whit not a single example of rank larger than 5.</text:span></text:p>
      <text:p text:style-name="P81"><text:span text:style-name="T94">C</text:span><text:span text:style-name="T68">hiral polytopes are just one of (2^n) -1 possible symmetry type class of 2-orbit polytopes. Classical examples of some of the other classes of 2-orbit polytopes are known. However, the general problem of determining if for every pair (n,T) with n &gt;3 and T a symmetry type of 2-orbit polytopes exists an n-polytope of symmetry type T remains mostly open. Of course, </text:span><text:span text:style-name="T97">collecting and classifying known examples and constructions is of the interest of the community and it might help to solve existence problems as the one just presented. </text:span></text:p>
      <text:p text:style-name="P42">Constructing and classifying n-polytopes with k-orbits and given symmetry type is an fairly recent and active research area and just as with more symmetric polytopes, trying to identify patterns and <text:s/>constructing new examples from previously known examples could be seriously improved by the construction of data sets of polytopes. <text:s/>Some of the possible uses will be discussed below.</text:p>
      <text:p text:style-name="P42"><text:soft-page-break/></text:p>
      <text:p text:style-name="P82"><text:span text:style-name="T101">Maniplexes. </text:span><text:span text:style-name="T68">We very briefly mention the notion of an n-maniplex. Roughly speaking, a maniplex is a combinatorial generalization of both maps and (the flag graph of) polytopes. They were introduced by Wilson in [REF] but have been gaining popularity </text:span><text:span text:style-name="T98">recently. In particular, the usage of maniplexes has allowed to use graph-theoretical techniques to build polytopes [REF! PrimozMicaelDanie, Tero, Elias, EliasIsaTero, Gabe]. </text:span><text:span text:style-name="T99">Highly symmetric maniplexes that are not polytopes seem to be very degenerate. Moreover, there is a characterisation of maniplexes that are polytopes [REF Isa]. </text:span><text:span text:style-name="T100">There is no current data set explicitly dedicated to maniplexes (and not to maps or polytopes) but recent research shows that it might be worthy to start treating polytopes as a particular class fo maniplexes and leave polytopality as an attribute of such.</text:span></text:p>
      <text:p text:style-name="P39"/>
      <text:p text:style-name="P59">Problem identification and Research and Innovation objectives.</text:p>
      <text:p text:style-name="P59"/>
      <text:p text:style-name="P60"/>
      <text:p text:style-name="P38">The general objective of OURPROJECT is to build a <text:span text:style-name="T131">environment</text:span> of data sets <text:span text:style-name="T131">and computational tools for</text:span> maps, maniplexes and polytopes. <text:span text:style-name="T131">We expect this environment to be not only</text:span> of the interest but more importantly, useful to the community <text:span text:style-name="T125">doing research on this area. </text:span><text:span text:style-name="T126">We explain in the following paragraphs how we split this general objective into several particular and very concrete objectives.</text:span></text:p>
      <text:p text:style-name="P40">The existent datasets of highly symmetric maps and polytopes have not been exploded to its full capacity. One of the reasons behind it <text:span text:style-name="T127">is that the information in most of these data sets is not very user-friendly. Even the small amount of existing data sets have been developed by several people, mostly in an independent way, </text:span><text:span text:style-name="T128">using different notation and different computer algebra systems</text:span><text:span text:style-name="T127">. </text:span><text:span text:style-name="T128">This usually stops a researcher to use a given data set just because he or she might not be familiar with the notation or programming language. Moreover, m</text:span><text:span text:style-name="T127">any of these cenci exists only as raw text which is not always easy to consult. </text:span><text:span text:style-name="T128">However, we could use the fact the the amount of data is not huge in our advantage. All the facts mentioned above outline our first objective:</text:span></text:p>
      <text:p text:style-name="P40"/>
      <text:p text:style-name="P50">Objective 1. <text:span text:style-name="T104">Collect, unify and make the existing data sets user-friendly </text:span><text:span text:style-name="T105">and in a FAIR-ly way so that OURPROJECT eventually becomes the standard to-go when consulting or publishing new data on highly symmetric polytopes </text:span><text:span text:style-name="T106">by</text:span></text:p>
      <text:list xml:id="list2711693922" text:style-name="L1">
        <text:list-item>
          <text:p text:style-name="P95"><text:span text:style-name="T104">Create and develop a unique </text:span><text:span text:style-name="T129">data set</text:span><text:span text:style-name="T104"> from the existent ones that unifies notation and identification of the data and make it available so that other researches could experiment and eventually contribute to OURPROJECT.</text:span></text:p>
        </text:list-item>
        <text:list-item>
          <text:p text:style-name="P95"><text:span text:style-name="T105">B</text:span><text:span text:style-name="T104">uild a web-based interface to our data set for easy and quick consultation.</text:span></text:p>
        </text:list-item>
        <text:list-item>
          <text:p text:style-name="P95"><text:span text:style-name="T105">D</text:span><text:span text:style-name="T104">evelop this data set in a way that can be easily implemented in some of the standards computer algebra systems such as MAGMA, GAP and SageMath.</text:span></text:p>
        </text:list-item>
        <text:list-item>
          <text:p text:style-name="P95"><text:span text:style-name="T104">Write appropriate documentation so that OURPROJECT eventually becomes available for </text:span><text:span text:style-name="T107">others to contribute.</text:span></text:p>
        </text:list-item>
      </text:list>
      <text:p text:style-name="P43"/>
      <text:p text:style-name="P52"><text:span text:style-name="T107">O</text:span><text:span text:style-name="T104">bjective 1 is very concrete and offers and very easy to verify the success of OURPROJECT while at the same time sets a good start point to our ambitious general objective. The current st</text:span><text:span text:style-name="T117">ate-of-theart</text:span><text:span text:style-name="T104"> allow us to start with Objective 1 from the very beginning of OURPROJECT</text:span></text:p>
      <text:p text:style-name="P44"/>
      <text:p text:style-name="P51"><text:span text:style-name="T107"><text:tab/></text:span><text:span text:style-name="T111">Many</text:span><text:span text:style-name="T108"> of the first </text:span><text:span text:style-name="T109">data sets of abstract polytopes are based on the </text:span><text:span text:style-name="T110">(small) </text:span><text:span text:style-name="T109">size of the object</text:span><text:span text:style-name="T110">s</text:span><text:span text:style-name="T109">. </text:span><text:span text:style-name="T110">Either </text:span><text:span text:style-name="T111">by taking advantage of previously computed (such as the library of small groups) or by using computational routines that, because of their own nature are limited by the size of the input (such as the LowIndexSubgroup). </text:span><text:span text:style-name="T112">However, it has be</text:span><text:span text:style-name="T120">e</text:span><text:span text:style-name="T112">n shown that the size of the smallest regular polytope of rank n grows exponentially with n [REF] while the size of the smallest chiral polytope of rank n is at least of factorial growth with respect to n [REF]. This explains why de amount of examples of higher rank polytopes drops dramatically on the current data sets available. </text:span></text:p>
      <text:p text:style-name="P53"><text:span text:style-name="T104">On the other hand, there are interesting infinite families (eg, the Toroids) or constructions (eg. generalized cubes) that of course will not come as a result of an exhaustive exploration </text:span><text:span text:style-name="T113">but that are not </text:span><text:soft-page-break/><text:span text:style-name="T113">too demanding from a computational approach. Motivated from the previous discussion we propose our second objective.</text:span></text:p>
      <text:p text:style-name="P45"/>
      <text:p text:style-name="P54">Objective <text:span text:style-name="T130">2</text:span>. <text:span text:style-name="T104">Explore the literature and implement appropriate routines to construct new examples of polytopes from previously known </text:span><text:span text:style-name="T114">ones.</text:span></text:p>
      <text:p text:style-name="P46"/>
      <text:p text:style-name="P47">Of course the previous very practical objective comes alongside with the next one which, just by its theoretical relevance, presents a very ambitious part of OURPROJECT.</text:p>
      <text:p text:style-name="P47"/>
      <text:p text:style-name="P55">Objective 3. <text:span text:style-name="T104">Develop new constructions of highly symmetric polytopes. In particular, focus on the constructions of abstract regular polytopes with given symmetry type to eventually build data sets of given symmetry type (besides regular and chiral).</text:span></text:p>
      <text:p text:style-name="P47"/>
      <text:p text:style-name="P56"><text:span text:style-name="T104">Objective 3 by itself represents an extremely ambitious and it goes beyond any two year project. Any theoretical contribution is already of great interest to the community. </text:span><text:span text:style-name="T116">However,</text:span><text:span text:style-name="T104"> we strongly believe that in order to really cause an impact on the workflow of research on abstract polytopes all theoretical contributions should be accompanied by its computational analogue. </text:span></text:p>
      <text:p text:style-name="P47"/>
      <text:p text:style-name="P57"><text:span text:style-name="T104">Of course, OURPROJECT is aimed to be</text:span><text:span text:style-name="T117">come</text:span><text:span text:style-name="T104"> a long term and eventually permanent resource for the community doing research on symmetries of maps and abstract polytopes. This will not be achievable without the involvement of such community. </text:span></text:p>
      <text:p text:style-name="P48"/>
      <text:p text:style-name="P57">Objective 4. <text:span text:style-name="T104">Encourage and motivate both well-established and young reseachers to use and contribute to OURPROJECT so that it eventually becomes the </text:span><text:span text:style-name="T115">standard way </text:span><text:span text:style-name="T116">to explore, experiment and publish </text:span><text:span text:style-name="T117">data sets, routines and computational tools for the development on the research of abstract polytopes.</text:span></text:p>
      <text:p text:style-name="P49"/>
      <text:p text:style-name="P58"><text:span text:style-name="T104">Of course, Objective 4 is very ambitious and </text:span><text:span text:style-name="T118">we acknowledge that </text:span><text:span text:style-name="T104">it </text:span><text:span text:style-name="T118">depends on the community more that on ourselves, but we strongly believe that our approach and the the current status of the could fit together to fill a gap that has been present for many year now. It is important to remark that the community has faced a similar scenario before. Many of the early research </text:span><text:span text:style-name="T119">on abstract polytopes was collected on the comprehensive manuscript [REF! ARP] and nowadays it serves as the natural and standard theoretical reference. Our expectations is that OURPROJECT eventually becomes the computational analogue for our community.</text:span><text:span text:style-name="T118"> </text:span></text:p>
      <text:p text:style-name="P37"/>
      <text:p text:style-name="P31"/>
      <text:list xml:id="list104643454394107" text:continue-list="list3079616851" text:style-name="WWNum1">
        <text:list-item>
          <text:list>
            <text:list-item>
              <text:p text:style-name="P83">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29"/>
      <text:p text:style-name="P14">At a minimum, address the following aspects: </text:p>
      <text:list xml:id="list4195583733" text:style-name="WWNum5">
        <text:list-item>
          <text:p text:style-name="P96"><text:span text:style-name="T15">Overall methodology:</text:span><text:span text:style-name="T17"> </text:span><text:span text:style-name="T9">Describe and explain the overall methodology, including the concepts, models and assumptions that underpin your work. Explain how this will enable you to deliver your project’s objectives. Refer to any important challenges you may have identified in the chosen methodology and how you intend to overcome them.</text:span></text:p>
        </text:list-item>
      </text:list>
      <text:p text:style-name="P61"/>
      <text:p text:style-name="P61"/>
      <text:p text:style-name="P17">The nature of our project involves a two way flow of knowledge between from discrete mathematics and group theory to the development of computational tools and data management. <text:span text:style-name="T132">In order to build new data sets of abstract polytopes we need computational-efitient ways to compute and storage property of such objects and the other way around, if we want to OURPROJECT to </text:span><text:soft-page-break/><text:span text:style-name="T132">eventually becomes a useful tool on theoretical research we need to develop ways to access and present the computed information in </text:span><text:span text:style-name="T133">a user friendly way</text:span><text:span text:style-name="T132">. </text:span>We describe our proposed metodology <text:span text:style-name="T133">from this two complementary approaches.</text:span></text:p>
      <text:p text:style-name="P16"/>
      <text:p text:style-name="P20">Mathematical representation of highly symmetric abstract polytopes. </text:p>
      <text:p text:style-name="P20"/>
      <text:p text:style-name="P20">Abrstract polytopes as posets<text:span text:style-name="T104">. </text:span><text:span text:style-name="T121">The original definition of an abstract polytope is on the form of a poset [REF]. It makes sense from an hystorical view point. They are intendet to be combinatorial generalisation of the (geometric) convex polytopes. This generalisation was obtained by taking some of the properties of the face lattice of a convex polytope and use them as defining properties of an abstract polytope. Unfortunatelly, the computational cost and the combinatorial problem of storaging a poset seems to be very inneficient. Moreover, modern computer algebra systems do not have particullarly efficient tools to deal with posets. We should try to avoid representing abstract polytopes as parially ordered sets. </text:span></text:p>
      <text:p text:style-name="P89"/>
      <text:p text:style-name="P21">Abstract polytopes <text:span text:style-name="T134">from their automorphism</text:span> group. <text:span text:style-name="T104">Most likely this is the most exploided representation of an abstract polytopes. When an abstract polytope has a high degree of symmetry its automorphism group contains many combinatorial information of the poltyope. In particular, </text:span><text:span text:style-name="T122">regular polytopes are incorrespondence with string C-groups [REF!], which are smoot quotient of Coxeter groups satisfying certain interection property. This fact has been strongly used to build the existing datasets mentioned in Section 1.1. </text:span><text:span text:style-name="T123">The census [CONDER] was built by computing all possible normal subgroups of index at most 2000 of the universal string Coxeter group. This approach is computational expensive but it has the advantage that the computations have to be done only once. It might be worthy to try an push <text:s/></text:span></text:p>
      <text:p text:style-name="P16"/>
      <text:p text:style-name="P16"/>
      <text:p text:style-name="P13"/>
      <text:list xml:id="list104643590904910" text:continue-numbering="true" text:style-name="WWNum5">
        <text:list-item>
          <text:p text:style-name="P96"><text:span text:style-name="T15">Integration of methods and disciplines to pursue the objectives:</text:span><text:span text:style-name="T17"> </text:span><text:span text:style-name="T9">Explain how expertise and methods from different disciplines will be brought together and integrated in pursuit of your objectives. If you consider that an inter-disciplinary</text:span><text:span text:style-name="T9"><text:note text:id="ftn1" text:note-class="footnote"><text:note-citation>1</text:note-citation><text:note-body><text:p text:style-name="P2"><text:span text:style-name="T32"><text:s/></text:span><text:span text:style-name="T33">Interdisciplinarity means the integration of information, data, techniques, tools, perspectives, concepts or theories from two or more scientific disciplines.</text:span></text:p></text:note-body></text:note></text:span><text:span text:style-name="T9"> approach is unnecessary in the context of the proposed work, please provide a justification.</text:span></text:p>
        </text:list-item>
        <text:list-item>
          <text:p text:style-name="P96"><text:span text:style-name="T15">Gender dimension and other diversity aspects</text:span><text:span text:style-name="T17">: </text:span><text:span text:style-name="T9">Describe how the gender dimension and other diversity aspects are taken into account in the project’s research and innovation content. If you do not consider such a gender dimension to be relevant in your project, please provide a justification. </text:span></text:p>
        </text:list-item>
      </text:list>
      <text:list xml:id="list2675075319" text:style-name="WWNum6">
        <text:list-item>
          <text:p text:style-name="P104"><text:span text:style-name="T17">Remember that that this question relates to the </text:span><text:span text:style-name="T15">content</text:span><text:span text:style-name="T17"> of the planned research and innovation activities, and not to gender balance in the teams in charge of carrying out the project. </text:span></text:p>
        </text:list-item>
        <text:list-item>
          <text:p text:style-name="P97"><text:span text:style-name="T17">Sex, gender and diversity analysis refers to biological characteristics and social/cultural factors respectively. For guidance on methods of sex / gender analysis and the issues to be taken into account, please refer to </text:span><text:a xlink:type="simple" xlink:href="https://ec.europa.eu/info/news/gendered-innovations-2-2020-nov-24_en" text:style-name="Internet_20_link" text:visited-style-name="Visited_20_Internet_20_Link"><text:span text:style-name="Internet_20_link"><text:span text:style-name="T17">this page</text:span></text:span></text:a><text:span text:style-name="T17">. </text:span></text:p>
        </text:list-item>
      </text:list>
      <text:p text:style-name="P22"/>
      <text:p text:style-name="P6"><text:span text:style-name="T18">Open science practices:</text:span><text:span text:style-name="T21"> </text:span><text:span text:style-name="T9">Describe how appropriate open science practices are implemented as an integral part of the proposed methodology. Show how the choice of practices and their implementation is adapted to the nature of your work in a way that will increase the chances of the project delivering on its objectives </text:span><text:span text:style-name="T11">[e.g. up to 1/2 page, including research data management]</text:span><text:span text:style-name="T9">. If you believe that none of these practices are appropriate for your project, please provide a justification here.</text:span></text:p>
      <text:p text:style-name="P13"/>
      <text:p text:style-name="P12"><text:soft-page-break/>Open science is an approach based on open cooperative work and systematic sharing of knowledge and tools as early and widely as possible in the process. Open science practices include early and open sharing of research (for example through pre-registration, registered reports, pre-prints, or crowd-sourcing); research output management; measures to ensure reproducibility of research outputs; providing open access to research outputs (such as publications, data, software, models, algorithms, and workflows); participation in open peer-review; and involving all relevant knowledge actors including citizens, civil society and end users in the co-creation of R&amp;I agendas and contents (such as citizen science).</text:p>
      <text:p text:style-name="P15"/>
      <text:list xml:id="list1618708081" text:style-name="WWNum7">
        <text:list-item>
          <text:p text:style-name="P90">Please note that this does not refer to outreach actions that may be planned as part of the communication, dissemination and exploitation activities. These aspects should instead be described below under ‘Impact’.</text:p>
        </text:list-item>
      </text:list>
      <text:p text:style-name="P27"/>
      <text:list xml:id="list2563307998" text:style-name="WWNum8">
        <text:list-item>
          <text:p text:style-name="P98"><text:span text:style-name="T14">Research data management and management of other research outputs</text:span><text:span text:style-name="T16">: Applicants generating/collecting data and/or other research outputs (except for publications) during the project must explain how the data will be managed in line with the FAIR principles (Findable, Accessible, Interoperable, Reusable).</text:span></text:p>
        </text:list-item>
      </text:list>
      <text:list xml:id="list3413190907" text:style-name="WWNum9">
        <text:list-item>
          <text:p text:style-name="P99"><text:span text:style-name="T20">For guidance on open science practices and research data management, please refer to the relevant section of the </text:span><text:a xlink:type="simple" xlink:href="https://ec.europa.eu/info/funding-tenders/opportunities/docs/2021-2027/horizon/guidance/programme-guide_horizon_en.pdf" text:style-name="Internet_20_link" text:visited-style-name="Visited_20_Internet_20_Link"><text:span text:style-name="Internet_20_link"><text:span text:style-name="T20">HE Programme Guide</text:span></text:span></text:a><text:span text:style-name="T20"> on the Funding &amp; Tenders Portal</text:span><text:span text:style-name="T28">.</text:span></text:p>
        </text:list-item>
      </text:list>
      <text:p text:style-name="P25"/>
      <text:p text:style-name="P29"/>
      <text:list xml:id="list104644304139678" text:continue-list="list104643454394107" text:style-name="WWNum1">
        <text:list-item>
          <text:list>
            <text:list-item>
              <text:p text:style-name="P105">Quality of the supervision, training and of the two-way transfer of knowledge between the researcher and the host</text:p>
            </text:list-item>
          </text:list>
        </text:list-item>
      </text:list>
      <text:p text:style-name="P9"/>
      <text:p text:style-name="P14">At a minimum, address the following aspects:</text:p>
      <text:list xml:id="list541981152" text:style-name="WWNum10">
        <text:list-item>
          <text:p text:style-name="P85">Describe the qualifications and experience of the supervisor(s). Provide information regarding the supervisors' level of experience on the research topic proposed and their track record of work, including main international collaborations, as well as the level of experience in supervising/training, especially at advanced level (i.e. PhD and postdoctoral researchers).</text:p>
        </text:list-item>
        <text:list-item>
          <text:p text:style-name="P85">Planned training activities for the researcher (scientific aspects, management/organisation, horizontal and key transferrable skills...).</text:p>
        </text:list-item>
        <text:list-item>
          <text:p text:style-name="P100"><text:span text:style-name="T9">For </text:span><text:span text:style-name="T13">European Fellowships</text:span><text:span text:style-name="T9">: two-way transfer of knowledge between the researcher and host organisation.</text:span></text:p>
        </text:list-item>
        <text:list-item>
          <text:p text:style-name="P100"><text:span text:style-name="T9">For </text:span><text:span text:style-name="T13">Global Fellowships</text:span><text:span text:style-name="T9">: three-way transfer of knowledge between the researcher, host organisation, and associated partner for outgoing phase.</text:span></text:p>
        </text:list-item>
        <text:list-item>
          <text:p text:style-name="P85">Rationale and added-value of the non-academic placement (if applicable).</text:p>
        </text:list-item>
      </text:list>
      <text:p text:style-name="P15"/>
      <text:p text:style-name="P28">Supervision</text:p>
      <text:p text:style-name="P26">Employers and/or funders should ensure that a person is clearly identified to whom researchers can refer for the performance of their professional duties, and should inform the researchers accordingly. </text:p>
      <text:p text:style-name="P26">Such arrangements should clearly define that the proposed supervisors are sufficiently expert in supervising research, have the time, knowledge, experience, expertise and commitment to be able to offer the research doctoral candidate appropriate support and provide for the necessary progress and review procedures, as well as the necessary feedback mechanisms. </text:p>
      <text:p text:style-name="P32"/>
      <text:p text:style-name="P3"><text:soft-page-break/><draw:frame draw:style-name="fr1" draw:name="Picture 5" text:anchor-type="as-char" svg:width="0.1354in" svg:height="0.1354in" draw:z-index="0"><draw:image xlink:href="Pictures/100000010000001100000011596F31A2C62288C8.png" xlink:type="simple" xlink:show="embed" xlink:actuate="onLoad" draw:mime-type="image/png"/></draw:frame><text:span text:style-name="T19"><text:s/></text:span><text:span text:style-name="T22">Supervision</text:span><text:span text:style-name="T21"> is one of the crucial elements of successful research. Guiding, supporting, directing, advising and mentoring are key factors for a researcher to pursue his/her career path. In this context, all MSCA-funded projects are encouraged to follow the recommendations outlined in the </text:span><text:a xlink:type="simple" xlink:href="https://data.europa.eu/doi/10.2766/508311" text:style-name="Internet_20_link" text:visited-style-name="Visited_20_Internet_20_Link"><text:span text:style-name="Internet_20_link"><text:span text:style-name="T21">MSCA Guidelines on Supervision</text:span></text:span></text:a><text:span text:style-name="Internet_20_link"><text:span text:style-name="T21">.</text:span></text:span><text:span text:style-name="T21"><text:note text:id="ftn2" text:note-class="footnote"><text:note-citation>2</text:note-citation><text:note-body><text:p text:style-name="Footnote"><text:span text:style-name="T27"><text:s/></text:span><text:span text:style-name="T34">While the MSCA Guidelines on Supervision are non-binding, funded-projects are strongly encouraged to take them into account.</text:span></text:p></text:note-body></text:note></text:span></text:p>
      <text:p text:style-name="P9"/>
      <text:p text:style-name="P5"><text:span text:style-name="T10">1.4</text:span><text:span text:style-name="T9"><text:tab/></text:span><text:span text:style-name="T10">Quality and appropriateness of the researcher’s professional experience, competences and skills</text:span></text:p>
      <text:p text:style-name="P7"><text:span text:style-name="T9">Discuss the quality and appropriateness of the researcher’s </text:span><text:span text:style-name="T8">existing </text:span><text:span text:style-name="T9">professional experience in relation to the proposed research project. </text:span></text:p>
      <text:p text:style-name="P10"/>
      <text:p text:style-name="P31"/>
      <text:p text:style-name="P34">2.<text:tab/>Impact</text:p>
      <text:p text:style-name="P19"><text:s/></text:p>
      <text:p text:style-name="P10">2.1<text:tab/>Credibility of the measures to enhance the career perspectives and employability of the researcher and contribution to his/her skills development</text:p>
      <text:p text:style-name="P10"/>
      <text:p text:style-name="P14">At a minimum, address the following aspects:</text:p>
      <text:list xml:id="list2492891374" text:style-name="WWNum11">
        <text:list-item>
          <text:p text:style-name="P101"><text:span text:style-name="T8">Expected </text:span><text:span text:style-name="T9">skill development of the researcher.</text:span></text:p>
        </text:list-item>
        <text:list-item>
          <text:p text:style-name="P101"><text:span text:style-name="T8">Expected </text:span><text:span text:style-name="T9">impact of the proposed research and training activities on the researcher’s career perspectives inside and/or outside academia.</text:span></text:p>
        </text:list-item>
      </text:list>
      <text:p text:style-name="P10"/>
      <text:p text:style-name="P10"/>
      <text:p text:style-name="P5"><text:span text:style-name="T10">2.2</text:span><text:span text:style-name="T9"><text:tab/></text:span><text:span text:style-name="T10">Suitability and quality of the measures to maximise expected outcomes and impacts, as set out in the dissemination and exploitation plan, including communication activities</text:span></text:p>
      <text:p text:style-name="P14"/>
      <text:p text:style-name="P14">At a minimum, address the following aspects:</text:p>
      <text:p text:style-name="P5"><text:span text:style-name="T15">Plan for the dissemination and exploitation activities, including communication activities</text:span><text:span text:style-name="T17">:</text:span><text:span text:style-name="T17"><text:note text:id="ftn3" text:note-class="footnote"><text:note-citation>3</text:note-citation><text:note-body><text:p text:style-name="P33"><text:s/>In case your proposal is selected for funding, a more detailed Dissemination and Exploitation plan will need to be provided as a mandatory project deliverable during project implementation</text:p></text:note-body></text:note></text:span><text:span text:style-name="T17"> </text:span><text:span text:style-name="T16">Describe the planned measures to maximize the impact of your project by providing a first version of your ‘plan for the dissemination and exploitation including communication activities’.</text:span><text:span text:style-name="T31"> </text:span><text:span text:style-name="T9">Describe the dissemination, exploitation measures that are planned, and the target group(s) addressed (e.g. scientific community, end users, financial actors, public at large). Regarding communication measures and public engagement strategy, the aim is to inform and reach out to society and show the</text:span></text:p>
      <text:p text:style-name="P15">activities performed, and the use and the benefits the project will have for citizens. Activities must be strategically planned, with clear objectives, start at the outset and continue through the lifetime of the project. The description of the communication activities needs to state the main messages as well as the tools and channels that will be used to reach out to each of the chosen target groups.</text:p>
      <text:list xml:id="list781101461" text:style-name="WWNum12">
        <text:list-item>
          <text:p text:style-name="P102"><text:span text:style-name="T15">Strategy for the management of intellectual property, foreseen protection measures</text:span><text:span text:style-name="T17">: </text:span><text:span text:style-name="T9">if relevant, discuss the strategy for the management of intellectual property, foreseen protection measures, such as patents, design rights, copyright, trade secrets, etc., and how these would be used to support exploitation.</text:span></text:p>
        </text:list-item>
      </text:list>
      <text:p text:style-name="P15"/>
      <text:list xml:id="list104644791901463" text:continue-list="list2675075319" text:style-name="WWNum6">
        <text:list-item>
          <text:p text:style-name="P91">All measures should be proportionate to the scale of the project, and should contain concrete actions to be implemented both during and after the end of the project. </text:p>
        </text:list-item>
      </text:list>
      <text:p text:style-name="P23"/>
      <text:p text:style-name="P30"/>
      <text:p text:style-name="P10"><text:soft-page-break/>2.3. The magnitude and importance of the project’s contribution to the expected scientific, societal and economic impacts</text:p>
      <text:p text:style-name="P10"><text:bookmark text:name="_GoBack"/></text:p>
      <text:list xml:id="list104643812834685" text:continue-numbering="true" text:style-name="WWNum6">
        <text:list-item>
          <text:p text:style-name="P92">Provide a narrative explaining how the project’s results are expected to make a difference in terms of impact, beyond the immediate scope and duration of the project. The narrative should include the components below, tailored to your project. </text:p>
        </text:list-item>
        <text:list-item>
          <text:p text:style-name="P92">Be specific, referring to the effects of your project, and not R&amp;I in general in this field. State the target groups that would benefit. </text:p>
        </text:list-item>
      </text:list>
      <text:list xml:id="list88842328" text:style-name="WWNum13">
        <text:list-item>
          <text:p text:style-name="P106"><text:span text:style-name="T15">Expected scientific impact(s)</text:span><text:span text:style-name="T17">: e.g. contributing to specific scientific advances, across and within disciplines, creating new knowledge, reinforcing scientific equipment and instruments, computing systems (i.e. research infrastructures); </text:span></text:p>
        </text:list-item>
        <text:list-item>
          <text:p text:style-name="P106"><text:span text:style-name="T15">Expected economic/technological impact(s)</text:span><text:span text:style-name="T17">: e.g. bringing new products, services, business processes to the market, increasing efficiency, decreasing costs, increasing profits, contributing to standards’ setting, etc. </text:span></text:p>
        </text:list-item>
        <text:list-item>
          <text:p text:style-name="P106"><text:span text:style-name="T15">Expected societal impact(s)</text:span><text:span text:style-name="T17">: e.g. decreasing CO2 emissions, decreasing avoidable mortality, improving policies and decision-making, raising consumer awareness. </text:span></text:p>
        </text:list-item>
      </text:list>
      <text:list xml:id="list104643861940026" text:continue-list="list104643812834685" text:style-name="WWNum6">
        <text:list-item>
          <text:p text:style-name="P93">Only include such outcomes and impacts where your project would make a significant and direct contribution. Avoid describing very tenuous links to wider impacts. </text:p>
        </text:list-item>
      </text:list>
      <text:p text:style-name="P24"/>
      <text:list xml:id="list104644031259097" text:continue-numbering="true" text:style-name="WWNum6">
        <text:list-item>
          <text:p text:style-name="P92">Give an indication of the magnitude and importance of the project’s contribution to the expected outcomes and impacts, should the project be successful. Provide quantified estimates where possible and meaningful. ‘Magnitude’ refers to how widespread the outcomes and impacts are likely to be. For example, in terms of the size of the target group, or the proportion of that group, that should benefit over time; ‘Importance’ refers to the value of those benefits. For example, number of additional healthy life years; efficiency savings in energy supply.</text:p>
        </text:list-item>
      </text:list>
      <text:p text:style-name="P31"/>
      <text:p text:style-name="P31"/>
      <text:p text:style-name="P5"><text:span text:style-name="T24">3.</text:span><text:span text:style-name="T25"><text:tab/></text:span><text:span text:style-name="T24">Quality and Efficiency of the Implementation</text:span></text:p>
      <text:p text:style-name="P10"><text:s/></text:p>
      <text:p text:style-name="P5"><text:span text:style-name="T10">3.1</text:span><text:span text:style-name="T9"><text:tab/></text:span><text:span text:style-name="T10">Quality and effectiveness of the work plan, assessment of risks and appropriateness of the effort assigned to work packages</text:span></text:p>
      <text:p text:style-name="P10"/>
      <text:p text:style-name="P107">At a minimum, address the following aspects:</text:p>
      <text:list xml:id="list350175024" text:style-name="WWNum14">
        <text:list-item>
          <text:p text:style-name="P87">Brief presentation of the overall structure of the work plan, including deliverables and milestones.</text:p>
        </text:list-item>
        <text:list-item>
          <text:p text:style-name="P87">Timing of the different work packages and their components;</text:p>
        </text:list-item>
        <text:list-item>
          <text:p text:style-name="P87">Mechanisms in place to assess and mitigate risks (of research and/or administrative nature).</text:p>
        </text:list-item>
      </text:list>
      <text:p text:style-name="P107"><text:s/></text:p>
      <text:p text:style-name="P107">A Gantt chart must be included and should indicate the proposed Work Packages (WP), major deliverables, milestones, secondments, placements. This Gantt chart counts towards the 10-page limit.</text:p>
      <text:p text:style-name="P107"/>
      <text:list xml:id="list104644695742843" text:continue-list="list104644031259097" text:style-name="WWNum6">
        <text:list-item>
          <text:p text:style-name="P94">The schedule in the Gantt chart should indicate the number of months elapsed from the start of the action (Month 1).</text:p>
        </text:list-item>
      </text:list>
      <text:p text:style-name="P31"/>
      <text:p text:style-name="P35"><text:span text:style-name="T10">3.2</text:span><text:span text:style-name="T9"><text:tab/></text:span><text:span text:style-name="T10">Quality and capacity of the host institutions and participating organisations, including hosting arrangements</text:span><text:span text:style-name="T9"> </text:span></text:p>
      <text:p text:style-name="P14"><text:soft-page-break/>At a minimum, address the following aspects:</text:p>
      <text:list xml:id="list1498939972" text:style-name="WWNum15">
        <text:list-item>
          <text:p text:style-name="P88">Hosting arrangements, including integration in the team/institution and support services available to the researcher.</text:p>
        </text:list-item>
        <text:list-item>
          <text:p text:style-name="P103"><text:span text:style-name="T9">Quality and capacity of the participating organisations, including infrastructure, logistics and facilities should be outlined in Part B-2 Section 5 (“</text:span><text:span text:style-name="T12">Capacity of the Participating Organisations</text:span><text:span text:style-name="T9">”).</text:span></text:p>
        </text:list-item>
      </text:list>
      <text:p text:style-name="P14"><text:s/></text:p>
      <text:p text:style-name="P5"><text:span text:style-name="T9">Note that for GF, both the quality and capacity of the outgoing Third Country host and the return host should be outlined.</text:span> </text:p>
      <text:p text:style-name="P14"><text:s/></text:p>
      <text:p text:style-name="P5"><text:span text:style-name="T7">Associated partners linked to a beneficiary</text:span><text:span text:style-name="T7"><text:note text:id="ftn4" text:note-class="footnote"><text:note-citation>4</text:note-citation><text:note-body><text:p text:style-name="P33"><text:s/>See the definitions section of the MSCA Work Programme for further information.</text:p></text:note-body></text:note></text:span></text:p>
      <text:p text:style-name="P14">If applicable, outline here the involvement of any 'associated partners linked to a beneficiary' (in particular, the name of the entity, the type of link with the beneficiary and the tasks to be carried out). </text:p>
      <text:p text:style-name="P14"/>
      <text:p text:style-name="P14"/>
      <text:p text:style-name="P14"/>
      <text:p text:style-name="P14">--------------------------------------- End of page count (max 10 pag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bin" svg:font-family="Cabi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text-properties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fo:color="#000000" loext:opacity="100%"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note" style:family="paragraph" style:parent-style-name="Standard" style:default-outline-level="" style:class="extra">
      <style:paragraph-properties fo:margin-top="0in" fo:margin-bottom="0in" style:contextual-spacing="false" fo:line-height="100%"/>
      <style:text-properties fo:font-size="10pt" fo:language="en" fo:country="GB" style:font-size-asian="10pt" style:font-name-complex="Times New Roman2"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Odstavek_20_seznama_20_Znak" style:display-name="Odstavek seznama Znak" style:family="text" style:parent-style-name="Default_20_Paragraph_20_Font">
      <style:text-properties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Pripomba_20__2013__20_besedilo_20_Znak" style:display-name="Pripomba – besedilo Znak" style:family="text" style:parent-style-name="Default_20_Paragraph_20_Font">
      <style:text-properties fo:font-size="10pt" fo:language="it" fo:country="IT" style:font-size-asian="10pt" style:font-size-complex="10pt"/>
    </style:style>
    <style:style style:name="Zadeva_20_pripombe_20_Znak" style:display-name="Zadeva pripombe Znak" style:family="text" style:parent-style-name="Pripomba_20__2013__20_besedilo_20_Znak">
      <style:text-properties fo:font-size="10pt" fo:language="it" fo:country="IT" fo:font-weight="bold" style:font-size-asian="10pt" style:font-weight-asian="bold" style:font-size-complex="10pt" style:font-weight-complex="bold"/>
    </style:style>
    <style:style style:name="Besedilo_20_oblačka_20_Znak" style:display-name="Besedilo oblačka Znak" style:family="text" style:parent-style-name="Default_20_Paragraph_20_Font">
      <style:text-properties style:font-name="Segoe UI" fo:font-family="'Segoe UI'" style:font-family-generic="roman" style:font-pitch="variable" fo:font-size="9pt" fo:language="it" fo:country="IT" style:font-size-asian="9pt" style:font-name-complex="Segoe UI1" style:font-family-complex="'Segoe UI'" style:font-family-generic-complex="system" style:font-pitch-complex="variable" style:font-size-complex="9pt"/>
    </style:style>
    <style:style style:name="Glava_20_Znak" style:display-name="Glava Znak" style:family="text" style:parent-style-name="Default_20_Paragraph_20_Font">
      <style:text-properties fo:language="it" fo:country="IT"/>
    </style:style>
    <style:style style:name="Noga_20_Znak" style:display-name="Noga Znak" style:family="text" style:parent-style-name="Default_20_Paragraph_20_Font">
      <style:text-properties fo:language="it" fo:country="I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Sprotna_20_opomba_20_-_20_besedilo_20_Znak1" style:display-name="Sprotna opomba - besedilo Znak1"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Sprotna_20_opomba_20_-_20_besedilo_20_Znak" style:display-name="Sprotna opomba - besedilo Znak" style:family="text" style:parent-style-name="Default_20_Paragraph_20_Font">
      <style:text-properties fo:font-size="10pt" fo:language="it" fo:country="IT" style:font-size-asian="10pt" style:font-size-complex="10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style:font-name-asian="Times New Roman2" style:font-family-asian="'Times New Roman'" style:font-family-generic-asian="system" style:font-pitch-asian="variable"/>
    </style:style>
    <style:style style:name="Bullet_20_Symbols_20__28_user_29_" style:display-name="Bullet Symbols (user)"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image text:level="1" xlink:href="Pictures/100000010000000D0000000D5889FF3C3B9C6CB9.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1.2335in" fo:text-indent="-0.25in" fo:margin-left="1.2335in"/>
        </style:list-level-properties>
      </text:list-level-style-image>
      <text:list-level-style-bullet text:level="2" loext:num-list-format="" style:num-suffix="" text:bullet-char="">
        <style:list-level-properties text:list-level-position-and-space-mode="label-alignment">
          <style:list-level-label-alignment text:label-followed-by="listtab" text:list-tab-stop-position="1.7335in" fo:text-indent="-0.25in" fo:margin-left="1.7335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2.2335in" fo:text-indent="-0.25in" fo:margin-left="2.2335in"/>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2.7335in" fo:text-indent="-0.25in" fo:margin-left="2.7335in"/>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3.2335in" fo:text-indent="-0.25in" fo:margin-left="3.2335in"/>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3.7335in" fo:text-indent="-0.25in" fo:margin-left="3.7335in"/>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4.2335in" fo:text-indent="-0.25in" fo:margin-left="4.2335in"/>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4.7335in" fo:text-indent="-0.25in" fo:margin-left="4.7335in"/>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5.2335in" fo:text-indent="-0.25in" fo:margin-left="5.233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10000001100000011596F31A2C62288C8.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5in" fo:text-indent="-0.25in" fo:margin-left="0.5in"/>
        </style:list-level-properties>
      </text:list-level-style-image>
      <text:list-level-style-bullet text:level="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image text:level="1" xlink:href="Pictures/100000010000001100000011596F31A2C62288C8.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5in" fo:text-indent="-0.25in" fo:margin-left="0.5in"/>
        </style:list-level-properties>
      </text:list-level-style-image>
      <text:list-level-style-bullet text:level="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text-align="justify" style:justify-single-word="false" fo:text-indent="0in" style:auto-text-indent="false">
        <style:tab-stops>
          <style:tab-stop style:position="3.15in" style:type="center"/>
          <style:tab-stop style:position="6.3in" style:type="right"/>
        </style:tab-stops>
      </style:paragraph-properties>
    </style:style>
    <style:style style:name="MP2" style:family="paragraph" style:parent-style-name="Standard">
      <style:paragraph-properties fo:text-align="end" style:justify-single-word="false"/>
    </style:style>
    <style:style style:name="MT1" style:family="text">
      <style:text-properties fo:font-size="8pt" style:font-size-asian="8pt" style:font-name-complex="Arial" style:font-size-complex="10pt"/>
    </style:style>
    <style:style style:name="MT2" style:family="text">
      <style:text-properties fo:font-size="8pt" style:font-size-asian="8pt"/>
    </style:style>
    <style:style style:name="MT3" style:family="text">
      <style:text-properties fo:font-size="8pt" style:font-size-asian="8pt" style:font-size-complex="9pt"/>
    </style:style>
    <style:style style:name="MT4" style:family="text">
      <style:text-properties fo:color="#808080" loext:opacity="100%" fo:font-size="8pt" style:font-size-asian="8pt" style:font-name-complex="Arial" style:font-size-complex="10pt"/>
    </style:style>
    <style:style style:name="MT5" style:family="text">
      <style:text-properties fo:color="#7f7f7f" loext:opacity="100%" fo:font-size="8pt" style:font-size-asian="8pt" style:font-name-complex="Arial" style:font-size-complex="8pt"/>
    </style:style>
    <style:style style:name="MT6" style:family="text">
      <style:text-properties fo:color="#7f7f7f" loext:opacity="100%" fo:font-size="8pt" style:font-size-asian="8pt" style:font-name-complex="Arial" style:font-size-complex="10pt"/>
    </style:style>
    <style:page-layout style:name="Mpm1">
      <style:page-layout-properties fo:page-width="8.2681in" fo:page-height="11.6929in" style:num-format="1" style:print-orientation="portrait" fo:margin-top="0.4917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l: </text:span><text:span text:style-name="MT2">insert call identifier] </text:span><text:span text:style-name="MT3">— [insert call name]</text:span></text:p>
        <text:p text:style-name="MP2"><text:span text:style-name="MT4">EU Grants: Application form </text:span><text:span text:style-name="MT5">(HE MSCA PF)</text:span><text:span text:style-name="MT6">: </text:span><text:span text:style-name="MT4">V1.0 – 18.06.202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3</meta:editing-cycles>
    <meta:creation-date>2022-03-28T07:50:00</meta:creation-date>
    <dc:date>2022-05-03T10:46:42.579000009</dc:date>
    <meta:editing-duration>PT1H26M14S</meta:editing-duration>
    <meta:generator>LibreOffice/7.2.6.2$Linux_X86_64 LibreOffice_project/20$Build-2</meta:generator>
    <meta:document-statistic meta:table-count="0" meta:image-count="1" meta:object-count="0" meta:page-count="11" meta:paragraph-count="122" meta:word-count="5964" meta:character-count="38472" meta:non-whitespace-character-count="32594"/>
    <meta:user-defined meta:name="AppVersion">16.0000</meta:user-defined>
    <meta:user-defined meta:name="ContentTypeId">0x010100E2DA5C49DF09DD4A87BCED193C9C1CC5</meta:user-defined>
    <meta:template xlink:type="simple" xlink:actuate="onRequest" xlink:title="Normal" xlink:href=""/>
  </office:meta>
</office:document-meta>
</file>